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NTG2,TMEM18,FAM150B,ACP1,SH3YL1,FAM110C,</text:p>
          </table:table-cell>
        </table:table-row>
        <table:table-row table:style-name="ro1">
          <table:table-cell office:value-type="string" calcext:value-type="string">
            <text:p>MYT1L,</text:p>
          </table:table-cell>
        </table:table-row>
        <table:table-row table:style-name="ro1">
          <table:table-cell office:value-type="string" calcext:value-type="string">
            <text:p>RNF144A,RSAD2,CMPK2,SOX11,</text:p>
          </table:table-cell>
        </table:table-row>
        <table:table-row table:style-name="ro1">
          <table:table-cell office:value-type="string" calcext:value-type="string">
            <text:p>FAM84A,</text:p>
          </table:table-cell>
        </table:table-row>
        <table:table-row table:style-name="ro1">
          <table:table-cell office:value-type="string" calcext:value-type="string">
            <text:p>AC010872.2,APOB,C2orf43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RXN1,FSHR,STON1-GTF2A1L,</text:p>
          </table:table-cell>
        </table:table-row>
        <table:table-row table:style-name="ro1">
          <table:table-cell office:value-type="string" calcext:value-type="string">
            <text:p>PAPOLG,BCL11A,FANCL,VRK2,CCDC85A,EFEMP1,</text:p>
          </table:table-cell>
        </table:table-row>
        <table:table-row table:style-name="ro1">
          <table:table-cell office:value-type="string" calcext:value-type="string">
            <text:p>MEIS1,</text:p>
          </table:table-cell>
        </table:table-row>
        <table:table-row table:style-name="ro1">
          <table:table-cell office:value-type="string" calcext:value-type="string">
            <text:p>DNAH6,SUCLG1,CTNNA2,LRRTM1,REG3A,REG1A,REG1B,REG3G,LRRTM4,C2orf3,MRPL19,FAM176A,TACR1,POLE4,HK2,</text:p>
          </table:table-cell>
        </table:table-row>
        <table:table-row table:style-name="ro1">
          <table:table-cell office:value-type="string" calcext:value-type="string">
            <text:p>AC233263.1,RPIA,</text:p>
          </table:table-cell>
        </table:table-row>
        <table:table-row table:style-name="ro1">
          <table:table-cell office:value-type="string" calcext:value-type="string">
            <text:p>TMEM182,MFSD9,SLC9A2,SLC9A4,IL18RAP,IL18R1,</text:p>
          </table:table-cell>
        </table:table-row>
        <table:table-row table:style-name="ro1">
          <table:table-cell office:value-type="string" calcext:value-type="string">
            <text:p>ST6GAL2,RGPD3,UXS1,C2orf40,NCK2,FHL2,</text:p>
          </table:table-cell>
        </table:table-row>
        <table:table-row table:style-name="ro1">
          <table:table-cell office:value-type="string" calcext:value-type="string">
            <text:p>INSIG2,CCDC93,DDX18,DPP10,ACTR3,SLC35F5,RABL2A,FOXD4L1,AC016745.1,CBWD2,PAX8,</text:p>
          </table:table-cell>
        </table:table-row>
        <table:table-row table:style-name="ro1">
          <table:table-cell office:value-type="string" calcext:value-type="string">
            <text:p>CNTNAP5,TSN,MKI67IP,CLASP1,TFCP2L1,</text:p>
          </table:table-cell>
        </table:table-row>
        <table:table-row table:style-name="ro1">
          <table:table-cell office:value-type="string" calcext:value-type="string">
            <text:p>HS6ST1,</text:p>
          </table:table-cell>
        </table:table-row>
        <table:table-row table:style-name="ro1">
          <table:table-cell office:value-type="string" calcext:value-type="string">
            <text:p>ANKRD30BL,C2orf27B,C2orf27A,CCDC74A,MZT2A,TUBA3D,CYP4F31P,AC131180.1,PLEKHB2,</text:p>
          </table:table-cell>
        </table:table-row>
        <table:table-row table:style-name="ro1">
          <table:table-cell office:value-type="string" calcext:value-type="string">
            <text:p>THSD7B,CXCR4,DARS,MCM6,LCT,UBXN4,R3HDM1,ZRANB3,</text:p>
          </table:table-cell>
        </table:table-row>
        <table:table-row table:style-name="ro1">
          <table:table-cell office:value-type="string" calcext:value-type="string">
            <text:p>NXPH2,SPOPL,</text:p>
          </table:table-cell>
        </table:table-row>
        <table:table-row table:style-name="ro1">
          <table:table-cell office:value-type="string" calcext:value-type="string">
            <text:p>LRP1B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CNJ3,GALNT13,RPRM,ARL6IP6,PRPF40A,FMNL2,STAM2,</text:p>
          </table:table-cell>
        </table:table-row>
        <table:table-row table:style-name="ro1">
          <table:table-cell office:value-type="string" calcext:value-type="string">
            <text:p>XIRP2,SCN7A,SCN9A,SCN1A,TTC21B,GALNT3,CSRNP3,SCN2A,SCN3A,</text:p>
          </table:table-cell>
        </table:table-row>
        <table:table-row table:style-name="ro1">
          <table:table-cell office:value-type="string" calcext:value-type="string">
            <text:p>AC096667.1,ZNF804A,NUP35,DUSP19,NCKAP1,FRZB,DNAJC10,PDE1A,</text:p>
          </table:table-cell>
        </table:table-row>
        <table:table-row table:style-name="ro1">
          <table:table-cell office:value-type="string" calcext:value-type="string">
            <text:p>TMEFF2,SDPR,OBFC2A,MYO1B,STAT4,</text:p>
          </table:table-cell>
        </table:table-row>
        <table:table-row table:style-name="ro1">
          <table:table-cell office:value-type="string" calcext:value-type="string">
            <text:p>PLCL1,BOLL,MARS2,AC011997.1,RFTN2,PHOCN,HSPE1,HSPD1,COQ10B,SF3B1,ANKRD44,</text:p>
          </table:table-cell>
        </table:table-row>
        <table:table-row table:style-name="ro1">
          <table:table-cell office:value-type="string" calcext:value-type="string">
            <text:p>PTH2R,PIKFYVE,IDH1,C2orf80,CRYGA,CRYGB,</text:p>
          </table:table-cell>
        </table:table-row>
        <table:table-row table:style-name="ro1">
          <table:table-cell office:value-type="string" calcext:value-type="string">
            <text:p>IKZF2,ERBB4,</text:p>
          </table:table-cell>
        </table:table-row>
        <table:table-row table:style-name="ro1">
          <table:table-cell office:value-type="string" calcext:value-type="string">
            <text:p>SPHKAP,WDR69,CCL20,SLC19A3,C2orf83,AGFG1,TM4SF20,MFF,COL4A3,COL4A4,</text:p>
          </table:table-cell>
        </table:table-row>
        <table:table-row table:style-name="ro1">
          <table:table-cell office:value-type="string" calcext:value-type="string">
            <text:p>SUMF1,LRRN1,CRBN,TRNT1,IL5RA,CNTN4,CNTN6,CHL1,</text:p>
          </table:table-cell>
        </table:table-row>
        <table:table-row table:style-name="ro1">
          <table:table-cell office:value-type="string" calcext:value-type="string">
            <text:p>GRM7,</text:p>
          </table:table-cell>
        </table:table-row>
        <table:table-row table:style-name="ro1">
          <table:table-cell office:value-type="string" calcext:value-type="string">
            <text:p>RAB5A,EFHB,KCNH8,SATB1,</text:p>
          </table:table-cell>
        </table:table-row>
        <table:table-row table:style-name="ro1">
          <table:table-cell office:value-type="string" calcext:value-type="string">
            <text:p>ZNF385D,</text:p>
          </table:table-cell>
        </table:table-row>
        <table:table-row table:style-name="ro1">
          <table:table-cell office:value-type="string" calcext:value-type="string">
            <text:p>LRRC3B,</text:p>
          </table:table-cell>
        </table:table-row>
        <table:table-row table:style-name="ro1">
          <table:table-cell office:value-type="string" calcext:value-type="string">
            <text:p>TRANK1,DCLK3,STAC,ARPP21,</text:p>
          </table:table-cell>
        </table:table-row>
        <table:table-row table:style-name="ro1">
          <table:table-cell office:value-type="string" calcext:value-type="string">
            <text:p>ERC2,WNT5A,LRTM1,CACNA2D3,</text:p>
          </table:table-cell>
        </table:table-row>
        <table:table-row table:style-name="ro1">
          <table:table-cell office:value-type="string" calcext:value-type="string">
            <text:p>FHIT,C3orf67,</text:p>
          </table:table-cell>
        </table:table-row>
        <table:table-row table:style-name="ro1">
          <table:table-cell office:value-type="string" calcext:value-type="string">
            <text:p>PSMD6,ATXN7,THOC7,C3orf49,SNTN,SYNPR,</text:p>
          </table:table-cell>
        </table:table-row>
        <table:table-row table:style-name="ro1">
          <table:table-cell office:value-type="string" calcext:value-type="string">
            <text:p>FAM19A4,FAM19A1,SUCLG2,KBTBD8,</text:p>
          </table:table-cell>
        </table:table-row>
        <table:table-row table:style-name="ro1">
          <table:table-cell office:value-type="string" calcext:value-type="string">
            <text:p>ROBO1,ROBO2,ZNF717,FRG2C,CNTN3,PDZRN3,PPP4R2,EBLN2,GXYLT2,</text:p>
          </table:table-cell>
        </table:table-row>
        <table:table-row table:style-name="ro1">
          <table:table-cell office:value-type="string" calcext:value-type="string">
            <text:p>OR5H6,OR5H15,OR5H14,OR5AC2,MINA,CRYBG3,AC110491.1,ARL6,EPHA6,NSUN3,DHFRL1,STX19,ARL13B,PROS1,EPHA3,C3orf38,ZNF654,RP11-159G9.5,CGGBP1,HTR1F,POU1F1,CHMP2B,VGLL3,CADM2,</text:p>
          </table:table-cell>
        </table:table-row>
        <table:table-row table:style-name="ro1">
          <table:table-cell office:value-type="string" calcext:value-type="string">
            <text:p>ZPLD1,</text:p>
          </table:table-cell>
        </table:table-row>
        <table:table-row table:style-name="ro1">
          <table:table-cell office:value-type="string" calcext:value-type="string">
            <text:p>PVRL3,RP11-553A10.1,DPPA4,DPPA2,</text:p>
          </table:table-cell>
        </table:table-row>
        <table:table-row table:style-name="ro1">
          <table:table-cell office:value-type="string" calcext:value-type="string">
            <text:p>B4GALT4,UPK1B,RP11-484M3.5,C3orf30,IGSF11,LSAMP,</text:p>
          </table:table-cell>
        </table:table-row>
        <table:table-row table:style-name="ro1">
          <table:table-cell office:value-type="string" calcext:value-type="string">
            <text:p>PCCB,MSL2,PPP2R3A,</text:p>
          </table:table-cell>
        </table:table-row>
        <table:table-row table:style-name="ro1">
          <table:table-cell office:value-type="string" calcext:value-type="string">
            <text:p>ARMC8,TXNDC6,DBR1,A4GNT,DZIP1L,CLDN18,SOX14,</text:p>
          </table:table-cell>
        </table:table-row>
        <table:table-row table:style-name="ro1">
          <table:table-cell office:value-type="string" calcext:value-type="string">
            <text:p>MME,GPR149,DHX36,</text:p>
          </table:table-cell>
        </table:table-row>
        <table:table-row table:style-name="ro1">
          <table:table-cell office:value-type="string" calcext:value-type="string">
            <text:p>GOLIM4,SERPINI1,PDCD10,WDR49,SERPINI2,ZBBX,BCHE,SLITRK3,SI,</text:p>
          </table:table-cell>
        </table:table-row>
        <table:table-row table:style-name="ro1">
          <table:table-cell office:value-type="string" calcext:value-type="string">
            <text:p>DNAJC19,FXR1,CCDC39,TTC14,</text:p>
          </table:table-cell>
        </table:table-row>
        <table:table-row table:style-name="ro1">
          <table:table-cell office:value-type="string" calcext:value-type="string">
            <text:p>KCNIP4,PACRGL,SLIT2,LCORL,NCAPG,DCAF16,FAM184B,MED28,LAP3,CLRN2,QDPR,LDB2,TAPT1,PROM1,FGFBP2,FGFBP1,CD38,BST1,FAM200B,FBXL5,CC2D2A,C1QTNF7,CPEB2,BOD1L,NKX3-2,RAB28,HS3ST1,CLNK,ZNF518B,WDR1,SLC2A9,DRD5,DEFB131,RP11-1396O13.13,RP11-1396O13.11,RP11-1396O13.9,RP11-1396O13.8,RP11-1396O13.7,USP17L5,RP11-1396O13.5,RP11-1396O13.4,AC116655.1,RP11-1286E23.18,RP11-1286E23.17,RP11-1286E23.16,RP11-1286E23.15,RP11-1286E23.14,RP11-1286E23.13,RP11-1286E23.12,RP11-1286E23.10,RP11-1286E23.8,RP11-1286E23.7,RP11-1286E23.6,RP11-1286E23.5,RP11-1286E23.4,HMX1,CPZ,GPR78,METTL19,ACOX3,HTRA3,SH3TC1,ABLIM2,AC097381.1,AFAP1,SORCS2,PSAPL1,GRPEL1,TADA2B,CCDC96,TBC1D14,KIAA0232,CNO,MRFAP1L1,S100P,MAN2B2,PPP2R2C,WFS1,JAKMIP1,C4orf50,CRMP1,EVC,EVC2,C4orf6,STK32B,CYTL1,MSX1,STX18,AC110814.1,ZBTB49,LYAR,TMEM128,OTOP1,ADRA2C,RP3-368B9.1,LRPAP1,DOK7,HGFAC,RGS12,C4orf44,HTT,GRK4,NOP14,MFSD10,ADD1,SH3BP2,TNIP2,FAM193A,RNF4,RP11-503N18.3,ZFYVE28,MXD4,HAUS3,POLN,NAT8L,C4orf48,WHSC2,WHSC1,LETM1,FGFR3,TACC3,TMEM129,SLBP,FAM53A,NKX1-1,CRIPAK,KIAA1530,MAEA,C4orf42,CTBP1,AC092535.1,SPON2,RNF212,FGFRL1,IDUA,SLC26A1,DGKQ,TMEM175,GAK,CPLX1,PCGF3,MFSD7,MYL5,ATP5I,PDE6B,PIGG,ZNF721,ZNF141,ZNF732,ZNF595,</text:p>
          </table:table-cell>
        </table:table-row>
        <table:table-row table:style-name="ro1">
          <table:table-cell office:value-type="string" calcext:value-type="string">
            <text:p>STIM2,TBC1D19,CCKAR,RBPJ,C4orf52,SEL1L3,SLC34A2,ANAPC4,ZCCHC4,PI4K2B,SEPSECS,LGI2,CCDC149,SOD3,DHX15,</text:p>
          </table:table-cell>
        </table:table-row>
        <table:table-row table:style-name="ro1">
          <table:table-cell office:value-type="string" calcext:value-type="string">
            <text:p>PCDH7,</text:p>
          </table:table-cell>
        </table:table-row>
        <table:table-row table:style-name="ro1">
          <table:table-cell office:value-type="string" calcext:value-type="string">
            <text:p>GRXCR1,ATP8A1,SHISA3,BEND4,SLC30A9,DCAF4L1,TMEM33,PHOX2B,LIMCH1,UCHL1,APBB2,NSUN7,RBM47,CHRNA9,RHOH,N4BP2,PDS5A,UBE2K,C4orf34,UGDH,LIAS,RPL9,KLB,RFC1,WDR19,KLHL5,TMEM156,FAM114A1,TLR6,TLR1,TLR10,KLF3,AC021860.1,TBC1D1,PTTG2,PGM2,RELL1,C4orf19,KIAA1239,</text:p>
          </table:table-cell>
        </table:table-row>
        <table:table-row table:style-name="ro1">
          <table:table-cell office:value-type="string" calcext:value-type="string">
            <text:p>CWH43,OCIAD2,OCIAD1,FRYL,ZAR1,SLC10A4,SLAIN2,TEC,TXK,NIPAL1,CNGA1,NFXL1,CORIN,ATP10D,COMMD8,GABRB1,</text:p>
          </table:table-cell>
        </table:table-row>
        <table:table-row table:style-name="ro1">
          <table:table-cell office:value-type="string" calcext:value-type="string">
            <text:p>IGFBP7,POLR2B,C4orf14,REST,SPINK2,HOPX,ARL9,SRP72,PAICS,PPAT,AASDH,KIAA1211,CEP135,EXOC1,NMU,PDCL2,CLOCK,TMEM165,SRD5A3,KDR,KIT,PDGFRA,GSX2,CHIC2,LNX1,FIP1L1,SCFD2,RASL11B,USP46,SPATA18,SGCB,LRRC66,DCUN1D4,</text:p>
          </table:table-cell>
        </table:table-row>
        <table:table-row table:style-name="ro1">
          <table:table-cell office:value-type="string" calcext:value-type="string">
            <text:p>TECRL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QR3,BMP2K,ANXA3,FRAS1,MRPL1,CNOT6L,CXCL13,CCNG2,CCNI,SEPT11,ANKRD56,SHROOM3,CCDC158,STBD1,FAM47E,SCARB2,NUP54,ART3,CXCL11,CXCL10,CXCL9,SDAD1,NAAA,PPEF2,USO1,G3BP2,CDKL2,C4orf26,THAP6,RCHY1,PARM1,BTC,AREGB,EREG,EPGN,MTHFD2L,CXCL2,CXCL3,CXCL5,PPBP,PF4,PF4V1,CXCL6,IL8,RASSF6,AFM,AFP,ALB,ANKRD17,COX18,ADAMTS3,NPFFR2,GC,SLC4A4,DCK,MOBKL1A,GRSF1,RUFY3,UTP3,IGJ,ENAM,AMBN,AMTN,MUC7,PROL1,SMR3B,SMR3A,CABS1,CSN3,C4orf7,ODAM,C4orf40,HTN1,HTN3,STATH,CSN2,CSN1S1,SULT1E1,SULT1B1,UGT2A1,UGT2B4,UGT2B28,UGT2B11,UGT2B7,UGT2A3,UGT2B10,UGT2B15,UGT2B17,TMPRSS11E,YTHDC1,TMPRSS11B,TMPRSS11BNL,</text:p>
          </table:table-cell>
        </table:table-row>
        <table:table-row table:style-name="ro1">
          <table:table-cell office:value-type="string" calcext:value-type="string">
            <text:p>MMRN1,SNCA,GPRIN3,TIGD2,FAM13A,NAP1L5,HERC3,RP11-466G12.4,PIGY,HERC5,HERC6,PPM1K,ABCG2,PKD2,SPP1,MEPE,IBSP,DMP1,DSPP,SPARCL1,NUDT9,HSD17B11,HSD17B13,KLHL8,AFF1,C4orf36,SLC10A6,PTPN13,MAPK10,ARHGAP24,WDFY3,NKX6-1,AGPAT9,FAM175A,MRPS18C,HELQ,HPSE,COQ2,PLAC8,COPS4,LIN54,THAP9,SEC31A,SCD5,TMEM150C,ENOPH1,HNRPDL,HNRNPD,RASGEF1B,PRKG2,BMP3,C4orf22,FGF5,PRDM8,</text:p>
          </table:table-cell>
        </table:table-row>
        <table:table-row table:style-name="ro1">
          <table:table-cell office:value-type="string" calcext:value-type="string">
            <text:p>SLC9B2,SLC9B1,CISD2,UBE2D3,MANBA,NFKB1,SLC39A8,BANK1,AP001816.1,PPP3CA,EMCN,DDIT4L,H2AFZ,DNAJB14,LAMTOR3,DAPP1,RP11-766F14.2,MTTP,RG9MTD2,C4orf17,ADH7,ADH1B,ADH1A,ADH6,ADH4,ADH5,METAP1,EIF4E,TSPAN5,RAP1GDS1,C4orf37,PDHA2,UNC5C,BMPR1B,PDLIM5,HPGDS,SMARCAD1,ATOH1,GRID2,RP11-9B6.1,RP11-763F8.1,FAM190A,</text:p>
          </table:table-cell>
        </table:table-row>
        <table:table-row table:style-name="ro1">
          <table:table-cell office:value-type="string" calcext:value-type="string">
            <text:p>ARSJ,CAMK2D,ANK2,LARP7,C4orf21,NEUROG2,ALPK1,TIFA,AP1AR,C4orf32,PITX2,RP11-380D23.1,ENPEP,ELOVL6,EGF,LRIT3,RRH,GAR1,CFI,PLA2G12A,CASP6,CCDC109B,SEC24B,COL25A1,AGXT2L1,OSTC,RPL34,LEF1,HADH,CYP2U1,SGMS2,PAPSS1,DKK2,AIMP1,TBCK,NPNT,GSTCD,INTS12,ARHGEF38,PPA2,TET2,CXXC4,</text:p>
          </table:table-cell>
        </table:table-row>
        <table:table-row table:style-name="ro1">
          <table:table-cell office:value-type="string" calcext:value-type="string">
            <text:p>ANKRD50,SPRY1,SPATA5,NUDT6,FGF2,BBS12,IL21,ADAD1,KIAA1109,TRPC3,BBS7,CCNA2,EXOSC9,AC079341.1,TMEM155,ANXA5,QRFPR,TNIP3,NDNF,PRDM5,MAD2L1,PDE5A,AC110373.1,FABP2,C4orf3,USP53,RP11-455G16.1,MYOZ2,SYNPO2,SEC24D,METTL14,PRSS12,NDST3,TRAM1L1,</text:p>
          </table:table-cell>
        </table:table-row>
        <table:table-row table:style-name="ro1">
          <table:table-cell office:value-type="string" calcext:value-type="string">
            <text:p>SCLT1,PHF17,PGRMC2,LARP1B,C4orf29,MFSD8,PLK4,HSPA4L,SLC25A31,INTU,</text:p>
          </table:table-cell>
        </table:table-row>
        <table:table-row table:style-name="ro1">
          <table:table-cell office:value-type="string" calcext:value-type="string">
            <text:p>NR3C2,ARHGAP10,PRMT10,TMEM184C,EDNRA,TTC29,POU4F2,SLC10A7,RP11-6L6.2,LSM6,ZNF827,C4orf51,MMAA,SMAD1,OTUD4,ABCE1,ANAPC10,HHIP,GYPA,GYPB,GYPE,FREM3,SMARCA5,GAB1,USP38,INPP4B,IL15,ZNF330,RNF150,TBC1D9,UCP1,ELMOD2,RP11-542P2.1,CLGN,SCOC,MAML3,MGST2,SETD7,RAB33B,NAA15,NDUFC1,C4orf49,ELF2,CCRN4L,SLC7A11,PCDH18,PCDH10,RP11-62N21.1,</text:p>
          </table:table-cell>
        </table:table-row>
        <table:table-row table:style-name="ro1">
          <table:table-cell office:value-type="string" calcext:value-type="string">
            <text:p>FHDC1,ARFIP1,TIGD4,TMEM154,FBXW7,PET112,FAM160A1,PRSS48,SH3D19,RPS3A,LRBA,MAB21L2,DCLK2,</text:p>
          </table:table-cell>
        </table:table-row>
        <table:table-row table:style-name="ro1">
          <table:table-cell office:value-type="string" calcext:value-type="string">
            <text:p>C4orf45,FNIP2,PPID,ETFDH,C4orf46,RXFP1,TMEM144,FAM198B,GRIA2,GLRB,PDGFC,RP11-171N4.2,CTSO,TDO2,ACCN5,GUCY1B3,GUCY1A3,MAP9,NPY2R,RBM46,LRAT,FGG,FGA,FGB,PLRG1,DCHS2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MEM192,TRIM60,C4orf39,TRIM61,MARCH1,</text:p>
          </table:table-cell>
        </table:table-row>
        <table:table-row table:style-name="ro1">
          <table:table-cell office:value-type="string" calcext:value-type="string">
            <text:p>CBR4,PALLD,DDX60L,ANXA10,SPOCK3,TLL1,</text:p>
          </table:table-cell>
        </table:table-row>
        <table:table-row table:style-name="ro1">
          <table:table-cell office:value-type="string" calcext:value-type="string">
            <text:p>GALNTL6,</text:p>
          </table:table-cell>
        </table:table-row>
        <table:table-row table:style-name="ro1">
          <table:table-cell office:value-type="string" calcext:value-type="string">
            <text:p>VEGFC,SPCS3,ASB5,SPATA4,WDR17,GPM6A,</text:p>
          </table:table-cell>
        </table:table-row>
        <table:table-row table:style-name="ro1">
          <table:table-cell office:value-type="string" calcext:value-type="string">
            <text:p>TLR3,SORBS2,PDLIM3,RP11-279O9.4,CCDC110,C4orf47,UFSP2,ANKRD37,LRP2BP,SNX25,KIAA1430,SLC25A4,HELT,RP11-701P16.2,ACSL1,MLF1IP,CCDC111,CASP3,IRF2,ENPP6,STOX2,C4orf41,RWDD4,ING2,CDKN2AIP,CLDN24,CLDN22,WWC2,C4orf38,DCTD,ODZ3,</text:p>
          </table:table-cell>
        </table:table-row>
        <table:table-row table:style-name="ro1">
          <table:table-cell office:value-type="string" calcext:value-type="string">
            <text:p>IRX4,NDUFS6,MRPL36,LPCAT1,SLC6A3,RP11-325I22.2,CLPTM1L,TERT,SLC6A18,SLC6A19,SLC12A7,NKD2,RP11-661C8.3,TRIP13,BRD9,ZDHHC11,AC026740.1,ZDHHC11B,TPPP,CEP72,SLC9A3,CTD-2228K2.5,EXOC3,C5orf55,AHRR,PDCD6,SDHA,CCDC127,LRRC14B,PLEKHG4B,</text:p>
          </table:table-cell>
        </table:table-row>
        <table:table-row table:style-name="ro1">
          <table:table-cell office:value-type="string" calcext:value-type="string">
            <text:p>PAPD7,SRD5A1,NSUN2,UBE2QL1,MED10,</text:p>
          </table:table-cell>
        </table:table-row>
        <table:table-row table:style-name="ro1">
          <table:table-cell office:value-type="string" calcext:value-type="string">
            <text:p>CTNND2,DAP,ANKRD33B,RP11-1C1.5,ROPN1L,MARCH6,CMBL,CCT5,FAM173B,TAS2R1,SEMA5A,</text:p>
          </table:table-cell>
        </table:table-row>
        <table:table-row table:style-name="ro1">
          <table:table-cell office:value-type="string" calcext:value-type="string">
            <text:p>BASP1,MYO10,FAM134B,ZNF622,MARCH11,FBXL7,ANKH,FAM105B,FAM105A,TRIO,DNAH5,</text:p>
          </table:table-cell>
        </table:table-row>
        <table:table-row table:style-name="ro1">
          <table:table-cell office:value-type="string" calcext:value-type="string">
            <text:p>CDH12,</text:p>
          </table:table-cell>
        </table:table-row>
        <table:table-row table:style-name="ro1">
          <table:table-cell office:value-type="string" calcext:value-type="string">
            <text:p>NNT,PAIP1,C5orf34,C5orf28,CCL28,HMGCS1,AC114947.1,ZNF131,C5orf39,SEPP1,CCDC152,GHR,FBXO4,C5orf51,OXCT1,PLCXD3,C6,HEATR7B2,C7,CARD6,RPL37,AC008810.1,TTC33,PTGER4,DAB2,C9,FYB,RICTOR,OSMR,AC091435.2,AC091435.1,LIFR,EGFLAM,GDNF,WDR70,NUP155,C5orf42,NIPBL,SLC1A3,RANBP3L,NADKD1,SKP2,LMBRD2,UGT3A2,UGT3A1,CAPSL,IL7R,SPEF2,PRLR,AGXT2,DNAJC21,BRIX1,RAD1,TTC23L,RAI14,C1QTNF3,AMACR,SLC45A2,RXFP3,ADAMTS12,TARS,AC026703.1,NPR3,SUB1,ZFR,MTMR12,GOLPH3,PDZD2,C5orf22,DROSHA,CDH6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RRC70,IPO11,DIMT1L,KIF2A,C5orf64,ZSWIM6,C5orf43,NDUFAF2,ERCC8,ELOVL7,DEPDC1B,AC109486.1,PDE4D,RAB3C,CTD-2117L12.1,GAPT,PLK2,ACTBL2,GPBP1,MIER3,C5orf35,MAP3K1,AC022431.2,CTC-236F12.4,ANKRD55,CTD-2031P19.3,IL6ST,IL31RA,DDX4,SLC38A9,PPAP2A,SKIV2L2,DHX29,CCNO,RP11-528L24.3,GPX8,CDC20B,GZMA,GZMK,ESM1,RP11-45H22.3,SNX18,HSPB3,ARL15,NDUFS4,FST,MOCS2,ITGA2,PELO,ITGA1,</text:p>
          </table:table-cell>
        </table:table-row>
        <table:table-row table:style-name="ro1">
          <table:table-cell office:value-type="string" calcext:value-type="string">
            <text:p>EDIL3,HAPLN1,VCAN,XRCC4,TMEM167A,ATP6AP1L,RPS23,ATG10,SSBP2,ACOT12,ZCCHC9,CKMT2,RASGRF2,MSH3,DHFR,ANKRD34B,FAM151B,ZFYVE16,SPZ1,SERINC5,THBS4,MTX3,CMYA5,PAPD4,HOMER1,JMY,BHMT,BHMT2,DMGDH,ARSB,LHFPL2,AP3B1,TBCA,OTP,WDR41,PDE8B,ZBED3,AGGF1,CRHBP,S100Z,F2RL1,F2RL2,IQGAP2,SV2C,POC5,ANKDD1B,POLK,COL4A3BP,HMGCR,ANKRD31,GCNT4,FAM169A,NSA2,GFM2,HEXB,ENC1,RP11-428C6.1,UTP15,ANKRA2,BTF3,TMEM174,TMEM171,FCHO2,TNPO1,ZNF366,PTCD2,MRPS27,MAP1B,CARTPT,MCCC2,BDP1,GTF2H2,NAIP,SMN1,SERF1A,SMN2,SERF1B,GTF2H2C,OCLN,MARVELD2,RAD17,TAF9,CCDC125,CDK7,MRPS36,CENPH,CCNB1,SLC30A5,PIK3R1,RP11-404L6.2,CD180,MAST4,SREK1,ERBB2IP,NLN,SGTB,C5orf44,CTC-534A2.2,TRIM23,PPWD1,CENPK,ADAMTS6,CWC27,SREK1IP1,FAM159B,</text:p>
          </table:table-cell>
        </table:table-row>
        <table:table-row table:style-name="ro1">
          <table:table-cell office:value-type="string" calcext:value-type="string">
            <text:p>ARRDC3,GPR98,LYSMD3,AC027323.1,POLR3G,MBLAC2,AC093510.2,CETN3,MEF2C,TMEM161B,</text:p>
          </table:table-cell>
        </table:table-row>
        <table:table-row table:style-name="ro1">
          <table:table-cell office:value-type="string" calcext:value-type="string">
            <text:p>ST8SIA4,FAM174A,CHD1,RGMB,RIOK2,LIX1,CTD-2215E18.1,LNPEP,ERAP2,CTD-2260A17.2,ERAP1,CAST,PCSK1,ELL2,C5orf27,GLRX,RHOBTB3,SPATA9,RFESD,GPR150,ARSK,TTC37,FAM81B,MCTP1,ANKRD32,KIAA0825,FAM172A,</text:p>
          </table:table-cell>
        </table:table-row>
        <table:table-row table:style-name="ro1">
          <table:table-cell office:value-type="string" calcext:value-type="string">
            <text:p>NUDT12,C5orf30,PPIP5K2,GIN1,PAM,</text:p>
          </table:table-cell>
        </table:table-row>
        <table:table-row table:style-name="ro1">
          <table:table-cell office:value-type="string" calcext:value-type="string">
            <text:p>TMEM232,AC011366.3,MAN2A1,PJA2,FER,FBXL17,EFNA5,</text:p>
          </table:table-cell>
        </table:table-row>
        <table:table-row table:style-name="ro1">
          <table:table-cell office:value-type="string" calcext:value-type="string">
            <text:p>KCNN2,YTHDC2,TSSK1B,MCC,DCP2,ZRSR1,REEP5,SRP19,APC,EPB41L4A,C5orf13,</text:p>
          </table:table-cell>
        </table:table-row>
        <table:table-row table:style-name="ro1">
          <table:table-cell office:value-type="string" calcext:value-type="string">
            <text:p>SEMA6A,COMMD10,AC010282.1,AP3S1,ATG12,CDO1,</text:p>
          </table:table-cell>
        </table:table-row>
        <table:table-row table:style-name="ro1">
          <table:table-cell office:value-type="string" calcext:value-type="string">
            <text:p>PRR16,</text:p>
          </table:table-cell>
        </table:table-row>
        <table:table-row table:style-name="ro1">
          <table:table-cell office:value-type="string" calcext:value-type="string">
            <text:p>ADAMTS19,ISOC1,SLC27A6,FBN2,SLC12A2,CTXN3,PRRC1,MEGF10,C5orf63,MARCH3,LMNB1,C5orf48,PHAX,ALDH7A1,GRAMD3,RP11-43D2.2,ZNF608,CSNK1G3,CEP120,PRDM6,PPIC,SNX24,SNCAIP,ZNF474,LOX,SRFBP1,FTMT,</text:p>
          </table:table-cell>
        </table:table-row>
        <table:table-row table:style-name="ro1">
          <table:table-cell office:value-type="string" calcext:value-type="string">
            <text:p>NMUR2,GLRA1,G3BP1,ATOX1,SPARC,FAT2,SLC36A1,SLC36A2,SLC36A3,GM2A,CCDC69,ANXA6,TNIP1,GPX3,ZNF300,IRGM,C5orf62,DCTN4,RBM22,MYOZ3,SYNPO,NDST1,RPS14,CD74,TCOF1,ARSI,CAMK2A,SLC6A7,CDX1,PDGFRB,CSF1R,HMGXB3,TIGD6,SLC26A2,PDE6A,PPARGC1B,ARHGEF37,CSNK1A1,IL17B,PCYOX1L,GRPEL2,AFAP1L1,ABLIM3,SH3TC2,ADRB2,HTR4,FBXO38,SPINK9,SPINK7,SPINK13,SPINK6,SPINK14,SPINK5,C5orf46,SCGB3A2,JAKMIP2,DPYSL3,STK32A,AC011357.1,GPR151,TCERG1,POU4F3,RBM27,LARS,PLAC8L1,SH3RF2,GRXCR2,PRELID2,KCTD16,YIPF5,HMHB1,NR3C1,ARHGAP26,FGF1,SPRY4,NDFIP1,GNPDA1,RNF14,PCDH12,KIAA0141,ARAP3,FCHSD1,RELL2,HDAC3,DIAPH1,PCDHGC5,PCDHGC4,PCDHGC3,PCDHGA12,PCDHGA11,PCDHGB7,PCDHGA10,PCDHGB6,PCDHGA8,PCDHGB4,PCDHGA7,PCDHGA6,PCDHGA5,PCDHGB2,PCDHGB1,PCDHGA3,PCDHGA2,TAF7,SLC25A2,PCDHB15,PCDHB14,PCDHB13,PCDHB12,PCDHB11,PCDHB10,PCDHB16,PCDHB8,PCDHB7,AC005754.1,PCDHB6,PCDHB5,PCDHB4,PCDHB3,PCDHB2,PCDHAC2,PCDHAC1,PCDHA13,PCDHA12,PCDHA11,AC005609.17,PCDHA10,PCDHA9,PCDHA8,PCDHA7,PCDHA6,PCDHA5,PCDHA4,PCDHA3,PCDHA2,ZMAT2,HARS2,DND1,WDR55,IK,NDUFA2,TMCO6,CD14,SLC35A4,APBB3,SRA1,EIF4EBP3,ANKHD1,ANKHD1-EIF4EBP3,SLC4A9,HBEGF,PFDN1,C5orf32,C5orf53,PURA,NRG2,PSD2,CXXC5,UBE2D2,TMEM173,ECSCR,DNAJC18,SPATA24,AC135457.1,RP11-1280I22.1,SLC23A1,PAIP2,MATR3,SIL1,CTNNA1,LRRTM2,HSPA9,ETF1,EGR1,REEP2,KDM3B,FAM53C,CDC25C,GFRA3,CDC23,KIF20A,BRD8,NME5,WNT8A,FAM13B,PKD2L2,MYOT,HNRNPA0,KLHL3,SPOCK1,TRPC7,SMAD5,TGFBI,LECT2,IL9,SLC25A48,CXCL14,NEUROG1,TIFAB,C5orf20,CTC-203F4.1,H2AFY,CTC-349C3.2,PITX1,CATSPER3,PCBD2,TXNDC15,C5orf24,DDX46,CAMLG,SEC24A,SAR1B,PHF15,CDKN2AIPNL,UBE2B,CDKL3,PPP2CA,SKP1,TCF7,VDAC1,C5orf15,FSTL4,HSPA4,ZCCHC10,AFF4,LEAP2,UQCRQ,GDF9,SHROOM1,ANKRD43,SEPT8,CCNI2,KIF3A,IL4,IL13,RAD50,IL5,IRF1,C5orf56,SLC22A5,SLC22A4,PDLIM4,P4HA2,CSF2,IL3,ACSL6,FNIP1,</text:p>
          </table:table-cell>
        </table:table-row>
        <table:table-row table:style-name="ro1">
          <table:table-cell office:value-type="string" calcext:value-type="string">
            <text:p>KIF4B,MRPL22,GEMIN5,CNOT8,C5orf4,LARP1,HAND1,SAP30L,GALNT10,MFAP3,FAM114A2,GRIA1,</text:p>
          </table:table-cell>
        </table:table-row>
        <table:table-row table:style-name="ro1">
          <table:table-cell office:value-type="string" calcext:value-type="string">
            <text:p>GABRB2,ATP10B,PTTG1,SLU7,C5orf54,C1QTNF2,CCNJL,FABP6,PWWP2A,TTC1,ADRA1B,IL12B,UBLCP1,RNF145,EBF1,CLINT1,LSM11,THG1L,C5orf52,SOX30,ADAM19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R4F3,AC138035.1,TRIM52,GNB2L1,TRIM41,TRIM7,OR2V2,OR2V1,BTNL9,BTNL3,BTNL8,ZFP62,MGAT1,OR2Y1,FLT4,SCGB3A1,CNOT6,GFPT2,MAPK9,RASGEF1C,RNF130,TBC1D9B,CTC-241N9.1,C5orf45,SQSTM1,MGAT4B,LTC4S,MAML1,CANX,CBY3,AC136604.1,C5orf60,HNRNPH1,RUFY1,ADAMTS2,ZNF354C,ZNF879,GRM6,ZNF454,ZFP2,ZNF354B,ZNF354A,CLK4,COL23A1,AGXT2L2,HNRNPAB,NHP2,RMND5B,N4BP3,FAM153C,PROP1,RP11-1026M7.2,FAM153A,B4GALT7,TMED9,FAM193B,DDX41,DOK3,PDLIM7,DBN1,PRR7,GRK6,F12,PFN3,SLC34A1,RGS14,LMAN2,MXD3,PRELID1,RAB24,NSD1,FGFR4,ZNF346,UIMC1,HK3,UNC5A,TSPAN17,EIF4E1B,SNCB,GPRIN1,CDHR2,RNF44,FAF2,CLTB,HIGD2A,NOP16,ARL10,KIAA1191,C5orf25,FAM153B,RP11-826N14.2,THOC3,CPLX2,HRH2,SFXN1,DRD1,MSX2,AC011333.1,C5orf47,CPEB4,BOD1,STC2,NKX2-5,BNIP1,C5orf41,ATP6V0E1,RPL26L1,ERGIC1,DUSP1,NEURL1B,SH3PXD2B,UBTD2,EFCAB9,STK10,FBXW11,C5orf50,CTB-78H18.1,FGF18,NPM1,TLX3,RANBP17,GABRP,KCNIP1,KCNMB1,LCP2,C5orf58,FOXI1,FAM196B,DOCK2,CCDC99,SLIT3,PANK3,RARS,WWC1,ODZ2,</text:p>
          </table:table-cell>
        </table:table-row>
        <table:table-row table:style-name="ro1">
          <table:table-cell office:value-type="string" calcext:value-type="string">
            <text:p>OFCC1,</text:p>
          </table:table-cell>
        </table:table-row>
        <table:table-row table:style-name="ro1">
          <table:table-cell office:value-type="string" calcext:value-type="string">
            <text:p>ID4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KHD1,TFAP2B,TFAP2D,DEFB112,DEFB110,DEFB113,DEFB114,DEFB133,CRISP1,PGK2,CRISP3,CRISP2,RHAG,C6orf141,GLYATL3,CENPQ,MUT,C6orf138,</text:p>
          </table:table-cell>
        </table:table-row>
        <table:table-row table:style-name="ro1">
          <table:table-cell office:value-type="string" calcext:value-type="string">
            <text:p>COL21A1,BMP5,HMGCLL1,GFRAL,HCRTR2,</text:p>
          </table:table-cell>
        </table:table-row>
        <table:table-row table:style-name="ro1">
          <table:table-cell office:value-type="string" calcext:value-type="string">
            <text:p>COL9A1,COL19A1,LMBRD1,BAI3,AL713998.1,EYS,PHF3,PTP4A1,LGSN,FKBP1C,KHDRBS2,MTRNR2L9,</text:p>
          </table:table-cell>
        </table:table-row>
        <table:table-row table:style-name="ro1">
          <table:table-cell office:value-type="string" calcext:value-type="string">
            <text:p>RIMS1,OGFRL1,</text:p>
          </table:table-cell>
        </table:table-row>
        <table:table-row table:style-name="ro1">
          <table:table-cell office:value-type="string" calcext:value-type="string">
            <text:p>IMPG1,MYO6,SENP6,FILIP1,</text:p>
          </table:table-cell>
        </table:table-row>
        <table:table-row table:style-name="ro1">
          <table:table-cell office:value-type="string" calcext:value-type="string">
            <text:p>FAM165A,SYNCRIP,SNX14,NT5E,</text:p>
          </table:table-cell>
        </table:table-row>
        <table:table-row table:style-name="ro1">
          <table:table-cell office:value-type="string" calcext:value-type="string">
            <text:p>MMS22L,KLHL32,NDUFAF4,GPR63,FHL5,KIAA0776,FUT9,MANEA,EPHA7,MAP3K7,BACH2,</text:p>
          </table:table-cell>
        </table:table-row>
        <table:table-row table:style-name="ro1">
          <table:table-cell office:value-type="string" calcext:value-type="string">
            <text:p>GRIK2,ASCC3,</text:p>
          </table:table-cell>
        </table:table-row>
        <table:table-row table:style-name="ro1">
          <table:table-cell office:value-type="string" calcext:value-type="string">
            <text:p>HS3ST5,HDAC2,MARCKS,</text:p>
          </table:table-cell>
        </table:table-row>
        <table:table-row table:style-name="ro1">
          <table:table-cell office:value-type="string" calcext:value-type="string">
            <text:p>NUS1,GOPC,DCBLD1,ROS1,VGLL2,RFX6,GPRC6A,FAM162B,KPNA5,</text:p>
          </table:table-cell>
        </table:table-row>
        <table:table-row table:style-name="ro1">
          <table:table-cell office:value-type="string" calcext:value-type="string">
            <text:p>MAN1A1,FAM184A,MCM9,ASF1A,C6orf204,</text:p>
          </table:table-cell>
        </table:table-row>
        <table:table-row table:style-name="ro1">
          <table:table-cell office:value-type="string" calcext:value-type="string">
            <text:p>TRDN,CLVS2,SMPDL3A,FABP7,PKIB,SERINC1,HSF2,</text:p>
          </table:table-cell>
        </table:table-row>
        <table:table-row table:style-name="ro1">
          <table:table-cell office:value-type="string" calcext:value-type="string">
            <text:p>AL590867.1,RGS17,MTRF1L,FBXO5,VIP,MYCT1,</text:p>
          </table:table-cell>
        </table:table-row>
        <table:table-row table:style-name="ro1">
          <table:table-cell office:value-type="string" calcext:value-type="string">
            <text:p>NXPH1,ICA1,GLCCI1,AC006465.3,RPA3,MIOS,COL28A1,C1GALT1,C7orf28B,RSPH10B2,ZNF12,AC073343.1,C7orf26,ZDHHC4,GRID2IP,KDELR2,DAGLB,RAC1,C7orf70,CYTH3,USP42,EIF2AK1,ANKRD61,AIMP2,PMS2,CCZ1,OCM,RNF216,FSCN1,ACTB,FBXL18,AC092171.1,AC092171.2,TNRC18,SLC29A4,WIPI2,RBAK,MMD2,RADIL,PAPOLB,KIAA0415,FOXK1,SDK1,AC091801.1,CARD11,GNA12,AMZ1,TTYH3,IQCE,BRAT1,LFNG,CHST12,EIF3B,SNX8,NUDT1,FTSJ2,MAD1L1,AC110781.3,AC074389.6,PSMG3,TMEM184A,MAFK,INTS1,MICALL2,UNCX,ZFAND2A,GPER,GPR146,C7orf50,CYP2W1,COX19,ADAP1,GET4,SUN1,HEATR2,PRKAR1B,PDGFA,AC145676.2,FAM20C,</text:p>
          </table:table-cell>
        </table:table-row>
        <table:table-row table:style-name="ro1">
          <table:table-cell office:value-type="string" calcext:value-type="string">
            <text:p>ABCA13,UPP1,C7orf57,SUN3,HUS1,PKD1L1,C7orf69,C7orf65,TNS3,AC011294.3,IGFBP3,IGFBP1,ADCY1,RAMP3,TBRG4,NACAD,CCM2,C7orf40,MYO1G,PURB,H2AFV,PPIA,ZMIZ2,OGDH,TMED4,DDX56,NPC1L1,NUDCD3,CAMK2B,YKT6,GCK,MYL7,POLD2,AEBP1,POLM,PGAM2,DBNL,SPDYE1,UBE2D4,URGCP,MRPS24,BLVRA,C7orf44,STK17A,HECW1,MRPL32,PSMA2,C7orf25,GLI3,INHBA,C7orf10,C7orf11,CDK13,RALA,C7orf36,POU6F2,VPS41,FAM183B,AMPH,STARD3NL,EPDR1,SFRP4,TXNDC3,GPR141,ELMO1,AOAH,ANLN,KIAA0895,EEPD1,AC083864.4,SEPT7,HERPUD2,TBX20,DPY19L1,NPSR1,AC005493.1,BMPER,RP11-89N17.1,BBS9,RP9,NT5C3,FKBP9,KBTBD2,AVL9,LSM5,PDE1C,C7orf16,CCDC129,NEUROD6,ADCYAP1R1,GHRHR,AQP1,FAM188B,RP5-877J2.1,INMT,CRHR2,GARS,GGCT,NOD1,ZNRF2,C7orf41,PLEKHA8,FKBP14,SCRN1,WIPF3,PRR15,CHN2,CPVL,CREB5,JAZF1,TAX1BP1,HIBADH,EVX1,RP1-170O19.17,HOXA13,HOXA11,HOXA10,HOXA9,RP1-170O19.20,HOXA7,HOXA6,HOXA5,HOXA4,HOXA3,HOXA2,SKAP2,C7orf71,KIAA0087,SNX10,CBX3,HNRNPA2B1,NFE2L3,NPVF,C7orf31,CYCS,OSBPL3,DFNA5,MPP6,NPY,STK31,C7orf46,CCDC126,TRA2A,IGF2BP3,C7orf30,GPNMB,NUPL2,AC005082.1,KLHL7,FAM126A,TOMM7,IL6,STEAP1B,RAPGEF5,CDCA7L,DNAH11,SP4,SP8,ABCB5,ITGB8,MACC1,TMEM196,TWISTNB,FERD3L,TWIST1,HDAC9,PRPS1L1,SNX13,AHR,AGR3,AGR2,TSPAN13,BZW2,ANKMY2,AC005014.4,SOSTDC1,ISPD,AC006035.2,MEOX2,AGMO,DGKB,ETV1,ARL4A,SCIN,VWDE,TMEM106B,THSD7A,PHF14,NDUFA4,</text:p>
          </table:table-cell>
        </table:table-row>
        <table:table-row table:style-name="ro1">
          <table:table-cell office:value-type="string" calcext:value-type="string">
            <text:p>ZNF713,RP11-15K19.2,SEPT14,VOPP1,LANCL2,EGFR,SEC61G,VSTM2A,POM121L12,COBL,GRB10,DDC,FIGNL1,IKZF1,C7orf72,ZPBP,</text:p>
          </table:table-cell>
        </table:table-row>
        <table:table-row table:style-name="ro1">
          <table:table-cell office:value-type="string" calcext:value-type="string">
            <text:p>STAG3L4,TYW1,SBDS,C7orf42,KCTD7,RABGEF1,TPST1,CRCP,AC068533.7,ASL,GUSB,VKORC1L1,</text:p>
          </table:table-cell>
        </table:table-row>
        <table:table-row table:style-name="ro1">
          <table:table-cell office:value-type="string" calcext:value-type="string">
            <text:p>SEMA3D,SEMA3A,SEMA3E,PCLO,CACNA2D1,HGF,AC005008.2,SEMA3C,CD36,GNAT3,GNAI1,MAGI2,PHTF2,TMEM60,RSBN1L,PTPN12,PION,FGL2,AC007000.1,POMZP3,UPK3B,AC005522.1,SRCRB4D,YWHAG,HSPB1,SRRM3,MDH2,STYXL1,POR,RHBDD2,CCL24,CCL26,HIP1,POM121C,TRIM73,STAG3L1,GATSL2,GTF2IRD2B,WBSCR16,GATSL1,STAG3L2,NCF1,GTF2IRD1,CLIP2,RFC2,LAT2,EIF4H,LIMK1,ELN,WBSCR28,WBSCR27,CLDN4,CLDN3,ABHD11,STX1A,WBSCR22,DNAJC30,VPS37D,MLXIPL,TBL2,BCL7B,BAZ1B,FZD9,FKBP6,TRIM50,NSUN5,STAG3L3,TRIM74,</text:p>
          </table:table-cell>
        </table:table-row>
        <table:table-row table:style-name="ro1">
          <table:table-cell office:value-type="string" calcext:value-type="string">
            <text:p>C7orf62,ZNF804B,STEAP4,SRI,ADAM22,DBF4,SLC25A40,RUNDC3B,ABCB1,ABCB4,CROT,</text:p>
          </table:table-cell>
        </table:table-row>
        <table:table-row table:style-name="ro1">
          <table:table-cell office:value-type="string" calcext:value-type="string">
            <text:p>TPK1,NOBOX,ARHGEF5,OR2A1,CTAGE8,OR2A7,OR2A42,ARHGEF35,CTAGE4,OR2A14,OR2A2,OR2A12,OR2A25,OR2A5,OR6B1,OR2F1,OR2F2,FAM115A,FAM115C,TAS2R41,TAS2R60,EPHA1,ZYX,FAM131B,CLCN1,CASP2,TMEM139,GSTK1,TAS2R40,TAS2R39,PIP,OR6V1,OR9A2,KEL,C7orf34,TRPV5,TRPV6,EPHB6,PRSS1,PRSS58,RP11-1220K2.2,MGAM,TAS2R38,CLEC5A,OR9A4,PRSS37,TAS2R5,SSBP1,WEE2,KIAA1147,AGK,MRPS33,BRAF,NDUFB2,ADCK2,DENND2A,MKRN1,RAB19,SLC37A3,JHDM1D,PARP12,TBXAS1,HIPK2,CLEC2L,KLRG2,AC083883.1,LUC7L2,C7orf55,UBN2,TTC26,ZC3HAV1,ZC3HAV1L,KIAA1549,TMEM213,ATP6V0A4,SVOPL,TRIM24,AKR1D1,CREB3L2,DGKI,PTN,CHRM2,MTPN,AC015987.1,FAM180A,SLC13A4,C7orf73,NUP205,CNOT4,STRA8,WDR91,C7orf49,TMEM140,AC083862.1,AGBL3,CALD1,BPGM,AKR1B15,AKR1B10,SLC35B4,LRGUK,EXOC4,AC008038.1,CHCHD3,AC009365.3,PLXNA4,PODXL,MKLN1,KLF14,TSGA13,COPG2,MEST,TSGA14,CPA1,CPA5,CPA4,CPA2,C7orf45,TMEM209,KLHDC10,ZC3HC1,UBE2H,NRF1,FAM40B,AHCYL2,SMO,TSPAN33,TNPO3,IRF5,ATP6V1F,FLNC,CCDC136,OPN1SW,CALU,FAM71F1,FAM71F2,METTL2B,C7orf68,IMPDH1,PRRT4,RBM28,LEP,LRRC4,SND1,PAX4,FSCN3,ARF5,GCC1,ZNF800,GRM8,POT1,GPR37,TMEM229A,SPAM1,HYAL4,WASL,LMOD2,ASB15,NDUFA5,IQUB,SLC13A1,TAS2R16,RNF148,RNF133,CADPS2,FEZF1,AASS,PTPRZ1,FAM3C,WNT16,C7orf58,ING3,TSPAN12,KCND2,ANKRD7,NAA38,CTTNBP2,CFTR,ASZ1,WNT2,ST7,AC106873.4,ST7OT4,CAPZA2,CAV1,CAV2,TES,TFEC,MDFIC,FOXP2,PPP1R3A,AC073348.1,AC073346.2,GPR85,C7orf60,TMEM168,C7orf53,IFRD1,ZNF277,DOCK4,IMMP2L,LRRN3,C7orf66,DNAJB9,THAP5,PNPLA8,NRCAM,LAMB4,LAMB1,DLD,SLC26A3,CBLL1,SLC26A4,BCAP29,DUS4L,GPR22,COG5,HBP1,PRKAR2B,PIK3CG,C7orf74,NAMPT,SYPL1,CDHR3,ATXN7L1,EFCAB10,RINT1,PUS7,SRPK2,MLL5,LHFPL3,ORC5,RELN,SLC26A5,PSMC2,DNAJC2,PMPCB,NAPEPLD,ARMC10,FBXL13,LRRC17,FAM185A,AC105052.1,POLR2J2,RP11-577H5.4,UPK3BL,RASA4,AC093668.1,POLR2J3,SPDYE2,AC093668.2,RASA4B,LRWD1,ALKBH4,ORAI2,PRKRIP1,SH2B2,CUX1,MYL10,EMID2,RABL5,FIS1,CLDN15,ZNHIT1,PLOD3,AC004876.1,MOGAT3,C7orf52,VGF,AP1S1,SERPINE1,TRIM56,MUC17,MUC12,MUC3A,AC118759.1,ACHE,UFSP1,SRRT,TRIP6,SLC12A9,EPHB4,ZAN,EPO,POP7,GIGYF1,GNB2,ACTL6B,TFR2,MOSPD3,PCOLCE,FBXO24,LRCH4,SAP25,AGFG2,C7orf51,TSC22D4,C7orf61,C7orf47,MEPCE,ZCWPW1,AC005071.3,PILRA,PILRB,SPDYE3,PVRIG,STAG3,GATS,GPC2,GAL3ST4,C7orf43,C7orf59,MBLAC1,CNPY4,TAF6,AP4M1,MCM7,COPS6,ZNF3,ZSCAN21,ZKSCAN1,AZGP1,GJC3,TRIM4,OR2AE1,CYP3A43,CYP3A7,CYP3A5,ZNF498,ZNF655,FAM200A,ZKSCAN5,ZNF394,ZNF789,ATP5J2,CPSF4,AC073063.1,PTCD1,ATP5J2-PTCD1,BUD31,PDAP1,ARPC1B,ARPC1A,KPNA7,SMURF1,TRRAP,TMEM130,NPTX2,AC093799.1,BRI3,TECPR1,BHLHA15,LMTK2,OCM2,ASNS,TAC1,ACN9,DLX5,DLX6,SHFM1,AC092031.1,SLC25A13,DYNC1I1,PDK4,ASB4,PON2,PON3,PON1,PPP1R9A,PEG10,SGCE,CASD1,COL1A2,BET1,GNG11,GNGT1,TFPI2,CALCR,CCDC132,HEPACAM2,SAMD9L,CDK6,FAM133B,C7orf64,PEX1,ERVW-1,GATAD1,ANKIB1,KRIT1,LRRD1,CYP51A1,AKAP9,MTERF,FZD1,CDK14,CLDN12,GTPBP10,</text:p>
          </table:table-cell>
        </table:table-row>
        <table:table-row table:style-name="ro1">
          <table:table-cell office:value-type="string" calcext:value-type="string">
            <text:p>ACTR3B,XRCC2,MLL3,GALNT11,GALNTL5,PRKAG2,RHEB,CRYGN,WDR86,NUB1,SMARCD3,CHPF2,ABCF2,ASB10,GBX1,AGAP3,TMUB1,FASTK,SLC4A2,CDK5,ACCN3,ABCB8,AC010973.1,NOS3,KCNH2,ABP1,TMEM176A,TMEM176B,GIMAP5,GIMAP1,GIMAP2,GIMAP6,GIMAP4,GIMAP7,GIMAP8,ZNF775,REPIN1,RARRES2,C7orf29,LRRC61,ACTR3C,ATP6V0E2,ZNF862,ZNF467,KRBA1,ZNF746,ZNF777,ZNF783,ZNF212,ZNF282,ZNF398,ZNF425,ZNF786,PDIA4,EZH2,CUL1,C7orf33,CNTNAP2,</text:p>
          </table:table-cell>
        </table:table-row>
        <table:table-row table:style-name="ro1">
          <table:table-cell office:value-type="string" calcext:value-type="string">
            <text:p>VIPR2,WDR60,ESYT2,NCAPG2,AC005481.5,PTPRN2,AC006372.1,DNAJB6,UBE3C,MNX1,NOM1,LMBR1,RNF32,C7orf13,AC021218.2,SHH,RBM33,AC009403.2,CNPY1,EN2,AC008060.7,BLACE,INSIG1,AC099552.4,HTR5A,AC093726.4,PAXIP1,AC093726.6,DPP6,</text:p>
          </table:table-cell>
        </table:table-row>
        <table:table-row table:style-name="ro1">
          <table:table-cell office:value-type="string" calcext:value-type="string">
            <text:p>CSMD1,MYOM2,</text:p>
          </table:table-cell>
        </table:table-row>
        <table:table-row table:style-name="ro1">
          <table:table-cell office:value-type="string" calcext:value-type="string">
            <text:p>EFHA2,FGF20,MSR1,TUSC3,SGCZ,</text:p>
          </table:table-cell>
        </table:table-row>
        <table:table-row table:style-name="ro1">
          <table:table-cell office:value-type="string" calcext:value-type="string">
            <text:p>LZTS1,ATP6V1B2,SLC18A1,</text:p>
          </table:table-cell>
        </table:table-row>
        <table:table-row table:style-name="ro1">
          <table:table-cell office:value-type="string" calcext:value-type="string">
            <text:p>RP11-419C23.1,KCNU1,AC012215.1,UNC5D,</text:p>
          </table:table-cell>
        </table:table-row>
        <table:table-row table:style-name="ro1">
          <table:table-cell office:value-type="string" calcext:value-type="string">
            <text:p>HGSNAT,</text:p>
          </table:table-cell>
        </table:table-row>
        <table:table-row table:style-name="ro1">
          <table:table-cell office:value-type="string" calcext:value-type="string">
            <text:p>PCMTD1,AC090186.1,PXDNL,SNTG1,RP11-738G5.2,C8orf22,SNAI2,EFCAB1,</text:p>
          </table:table-cell>
        </table:table-row>
        <table:table-row table:style-name="ro1">
          <table:table-cell office:value-type="string" calcext:value-type="string">
            <text:p>IMPAD1,PENK,SDR16C5,CHCHD7,PLAG1,MOS,RPS20,LYN,TGS1,TMEM68,RP11-386G21.2,RP11-386G21.1,XKR4,SOX17,MRPL15,LYPLA1,</text:p>
          </table:table-cell>
        </table:table-row>
        <table:table-row table:style-name="ro1">
          <table:table-cell office:value-type="string" calcext:value-type="string">
            <text:p>CYP7B1,BHLHE22,RP11-32K4.2,TTPA,GGH,NKAIN3,ASPH,CLVS1,</text:p>
          </table:table-cell>
        </table:table-row>
        <table:table-row table:style-name="ro1">
          <table:table-cell office:value-type="string" calcext:value-type="string">
            <text:p>TRPA1,RP11-383H13.1,MSC,RP11-1102P16.1,EYA1,XKR9,LACTB2,RP11-382J12.1,TRAM1,AC120194.1,NCOA2,PRDM14,SLCO5A1,SULF1,</text:p>
          </table:table-cell>
        </table:table-row>
        <table:table-row table:style-name="ro1">
          <table:table-cell office:value-type="string" calcext:value-type="string">
            <text:p>PEX2,ZFHX4,HNF4G,CRISPLD1,PI15,RP11-758M4.1,GDAP1,JPH1,</text:p>
          </table:table-cell>
        </table:table-row>
        <table:table-row table:style-name="ro1">
          <table:table-cell office:value-type="string" calcext:value-type="string">
            <text:p>RALYL,SNX16,CHMP4C,ZFAND1,SLC10A5,IMPA1,FABP12,FABP4,FABP9,PMP2,FABP5,PAG1,</text:p>
          </table:table-cell>
        </table:table-row>
        <table:table-row table:style-name="ro1">
          <table:table-cell office:value-type="string" calcext:value-type="string">
            <text:p>CNBD1,CNGB3,CPNE3,FAM82B,WWP1,SLC7A13,ATP6V0D2,PSKH2,</text:p>
          </table:table-cell>
        </table:table-row>
        <table:table-row table:style-name="ro1">
          <table:table-cell office:value-type="string" calcext:value-type="string">
            <text:p>RP11-67H2.1,CSMD3,KCNV1,RP11-422N16.3,SYBU,EBAG9,PKHD1L1,ENY2,NUDCD1,TRHR,</text:p>
          </table:table-cell>
        </table:table-row>
        <table:table-row table:style-name="ro1">
          <table:table-cell office:value-type="string" calcext:value-type="string">
            <text:p>ADCY8,ASAP1,FAM49B,</text:p>
          </table:table-cell>
        </table:table-row>
        <table:table-row table:style-name="ro1">
          <table:table-cell office:value-type="string" calcext:value-type="string">
            <text:p>KHDRBS3,</text:p>
          </table:table-cell>
        </table:table-row>
        <table:table-row table:style-name="ro1">
          <table:table-cell office:value-type="string" calcext:value-type="string">
            <text:p>PTPRD,C9orf123,KDM4C,SNRPEL1,GLDC,C9orf38,UHRF2,TPD52L3,IL33,RANBP6,KIAA2026,MLANA,ERMP1,KIAA1432,PDCD1LG2,CD274,C9orf46,RLN1,RLN2,INSL4,INSL6,JAK2,RCL1,AK3,CDC37L1,PPAPDC2,C9orf68,SLC1A1,GLIS3,AL365202.1,RFX3,KIAA0020,KCNV2,VLDLR,SMARCA2,DMRT2,DMRT3,DMRT1,KANK1,DOCK8,C9orf66,CBWD1,FOXD4,FAM138C,</text:p>
          </table:table-cell>
        </table:table-row>
        <table:table-row table:style-name="ro1">
          <table:table-cell office:value-type="string" calcext:value-type="string">
            <text:p>DMRTA1,CDKN2B,CDKN2A,C9orf53,MTAP,IFNE,IFNA1,IFNA8,IFNA2,IFNA13,IFNA6,KLHL9,IFNA5,IFNA14,IFNA17,IFNA16,IFNA10,IFNA7,IFNA4,IFNA21,IFNW1,IFNB1,PTPLAD2,KIAA1797,MLLT3,SLC24A2,ACER2,RPS6,DENND4C,PLIN2,HAUS6,RRAGA,FAM154A,ADAMTSL1,SH3GL2,CNTLN,BNC2,C9orf92,C9orf93,PSIP1,SNAPC3,TTC39B,FREM1,CER1,ZDHHC21,NFIB,C9orf146,MPDZ,</text:p>
          </table:table-cell>
        </table:table-row>
        <table:table-row table:style-name="ro1">
          <table:table-cell office:value-type="string" calcext:value-type="string">
            <text:p>LINGO2,C9orf72,IFNK,C9orf35,MOBKL2B,C9orf11,TEK,LRRC19,IFT74,PLAA,C9orf82,</text:p>
          </table:table-cell>
        </table:table-row>
        <table:table-row table:style-name="ro1">
          <table:table-cell office:value-type="string" calcext:value-type="string">
            <text:p>FAM201A,ANKRD18A,C9orf51,IGFBPL1,ALDH1B1,SHB,MCART1,DCAF10,EXOSC3,RG9MTD3,FRMPD1,TOMM5,FBXO10,POLR1E,ZBTB5,GRHPR,ZCCHC7,PAX5,MELK,RNF38,GNE,CLTA,CCIN,GLIPR2,RECK,OR2S2,HRCT1,OR13J1,TMEM8B,C9orf128,HINT2,SPAG8,NPR2,MSMP,RGP1,GBA2,CREB3,TLN1,TPM2,CA9,C9orf100,CCDC107,SIT1,CD72,TESK1,FAM166B,RUSC2,UNC13B,KIAA1539,STOML2,PIGO,FANCG,VCP,C9orf131,DNAJB5,KIAA1045,AL589645.1,C9orf144,RP11-195F19.10,CCL21,CCL19,RP11-195F19.5,CCL27,IL11RA,GALT,RP11-195F19.29,SIGMAR1,ARID3C,DCTN3,C9orf23,CNTFR,ENHO,DNAI1,C9orf25,C9orf24,KIAA1161,NUDT2,KIF24,UBAP1,DCAF12,UBAP2,UBE2R2,PRSS3,TRBV25OR9-2,ANKRD18B,NOL6,AQP3,AQP7,NFX1,CHMP5,BAG1,SPINK4,B4GALT1,SMU1,DNAJA1,APTX,TMEM215,TAF1L,TIGD1L2,NDUFB6,TOPORS,DDX58,ACO1,</text:p>
          </table:table-cell>
        </table:table-row>
        <table:table-row table:style-name="ro1">
          <table:table-cell office:value-type="string" calcext:value-type="string">
            <text:p>FAM75A5,FAM75A4,FAM74A2,</text:p>
          </table:table-cell>
        </table:table-row>
        <table:table-row table:style-name="ro1">
          <table:table-cell office:value-type="string" calcext:value-type="string">
            <text:p>SEC61B,ALG2,TGFBR1,COL15A1,GALNT12,ANKS6,GABBR2,TBC1D2,CORO2A,TRIM14,NANS,ANP32B,HEMGN,C9orf156,FOXE1,XPA,NCBP1,TSTD2,TMOD1,TDRD7,C9orf174,ZNF322P1,CTSL2,HIATL2,FAM22G,ZNF782,ZNF510,C9orf21,CDC14B,HABP4,ZNF367,SLC35D2,HSD17B3,C9orf102,PTCH1,FANCC,C9orf3,C9orf118,FBP1,FBP2,HIATL1,FAM22F,ZNF169,PTPDC1,BARX1,PHF2,FAM120A,FAM120AOS,C9orf129,WNK2,NINJ1,C9orf89,SUSD3,FGD3,ZNF484,BICD2,IPPK,CENPP,ECM2,ASPN,OMD,OGN,NOL8,IARS,SPTLC1,ROR2,NFIL3,AUH,SYK,DIRAS2,GADD45G,SEMA4D,SECISBP2,CKS2,SHC3,S1PR3,C9orf47,NXNL2,SPIN1,CDK20,C9orf79,CTSL1,DAPK1,C9orf170,GAS1,ZCCHC6,ISCA1,C9orf153,GOLM1,NAA35,AGTPBP1,NTRK2,SLC28A3,RMI1,HNRNPK,C9orf64,KIF27,GKAP1,UBQLN1,C9orf103,FRMD3,RASEF,FAM75B,FAM75D1,TLE1,TLE4,PSAT1,CEP78,GNAQ,GNA14,VPS13A,FOXB2,PRUNE2,GCNT1,RFK,PCSK5,OSTF1,C9orf95,C9orf41,C9orf40,TRPM6,RORB,ANXA1,ALDH1A1,TMC1,ZFAND5,GDA,C9orf57,C9orf85,FAM108B1,TMEM2,TRPM3,KLF9,SMC5,MAMDC2,C9orf135,PTAR1,APBA1,FAM189A2,TJP2,FXN,PRKACG,FAM122A,PIP5K1B,C9orf71,PGM5,FOXD4L3,CBWD3,AL353608.1,CBWD5,FOXD4L4,FOXD4L5,AL445665.1,ANKRD20A4,CBWD6,BX255923.1,FOXD4L6,RP11-195B21.3,ANKRD20A1,FAM27B,RP11-262H14.4,FAM75A7,</text:p>
          </table:table-cell>
        </table:table-row>
        <table:table-row table:style-name="ro1">
          <table:table-cell office:value-type="string" calcext:value-type="string">
            <text:p>MRPS2,C9orf116,KIAA0649,C9orf62,OLFM1,FCN1,FCN2,COL5A1,C9orf104,RXRA,WDR5,BRD3,VAV2,SARDH,DBH,FAM163B,ADAMTSL2,TMEM8C,SLC2A6,C9orf7,ADAMTS13,REXO4,C9orf96,SURF4,SURF2,SURF1,RPL7A,MED22,SURF6,OBP2B,GBGT1,RALGDS,CEL,GTF3C5,GFI1B,TSC1,AK8,GTF3C4,DDX31,BARHL1,C9orf171,TTF1,SETX,NTNG2,MED27,RAPGEF1,UCK1,POMT1,PRRC2B,PPAPDC3,FAM78A,NUP214,AIF1L,LAMC3,FIBCD1,QRFP,ABL1,EXOSC2,PRDM12,FUBP3,ASS1,HMCN2,AL354898.1,RP11-88G17.6,NCS1,AL360004.1,GPR107,FNBP1,USP20,C9orf78,TOR1A,TOR1B,PTGES,PRRX2,ASB6,METTL11A,C9orf50,IER5L,PPP2R4,CRAT,DOLPP1,FAM73B,SH3GLB2,NUP188,DOLK,RP11-101E3.5,PHYHD1,LRRC8A,CCBL1,C9orf114,ENDOG,TBC1D13,ZER1,ZDHHC12,PKN3,WDR34,SPTAN1,GLE1,ODF2,CERCAM,URM1,TMSL4,SLC27A4,COQ4,TRUB2,SWI5,GOLGA2,DNM1,CIZ1,C9orf16,LCN2,AL590708.2,PTGES2,SLC25A25,NAIF1,FAM102A,DPM2,PIP5KL1,ST6GALNAC4,ST6GALNAC6,AK1,ENG,FPGS,CDK9,SH2D3C,TOR2A,TTC16,PTRH1,C9orf117,STXBP1,FAM129B,LRSAM1,RPL12,ZNF79,SLC2A8,GARNL3,RALGPS1,ANGPTL2,ZBTB34,ZBTB43,LMX1B,FAM125B,PBX3,MAPKAP1,GAPVD1,HSPA5,RABEPK,PPP6C,SCAI,GOLGA1,ARPC5L,RPL35,WDR38,OLFML2A,NR6A1,NR5A1,GPR144,PSMB7,NEK6,LHX2,DENND1A,CRB2,AL365504.1,STRBP,GPR21,RABGAP1,ZBTB26,ZBTB6,RC3H2,PDCL,OR1K1,OR5C1,SKA2L,OR1L6,OR1L4,OR1L3,OR1L1,OR1B1,OR1Q1,OR1L8,OR1N2,OR1N1,OR1J4,OR1J2,OR1J1,PTGS1,MRRF,RBM18,LHX6,MORN5,NDUFA8,TTLL11,DAB2IP,STOM,GSN,C9orf31,RAB14,CNTRL,TRAF1,PHF19,PSMD5,FBXW2,MEGF9,CDK5RAP2,DBC1,TLR4,TRIM32,ASTN2,PAPPA-AS1,DEC1,TNC,TNFSF8,TNFSF15,C9orf91,ATP6V1G1,DFNB31,AKNA,ORM2,ORM1,COL27A1,KIF12,AMBP,ZNF618,RGS3,C9orf43,POLE3,ALAD,HDHD3,BSPRY,WDR31,RNF183,PRPF4,CDC26,SLC31A1,FKBP15,SLC31A2,ZFP37,SLC46A2,SNX30,C9orf80,KIAA1958,C9orf147,HSDL2,ROD1,SUSD1,UGCG,C9orf84,GNG10,DNAJC25-GNG10,C9orf29,PTGR1,ZNF483,KIAA0368,OR2K2,LPAR1,MUSK,SVEP1,TXNDC8,C9orf152,AKAP2,PALM2,PALM2-AKAP2,PTPN3,EPB41L4B,CTNNAL1,IKBKAP,ACTL7A,ACTL7B,AL162389.1,KLF4,RAD23B,ZNF462,TMEM38B,TAL2,FKTN,FSD1L,SLC44A1,ABCA1,NIPSNAP3B,NIPSNAP3A,OR13D1,OR13C9,OR13C2,OR13C5,OR13C8,OR13C3,OR13C4,OR13F1,SMC2,CYLC2,C9orf107,PPP3R2,GRIN3A,RNF20,C9orf125,ALDOB,ZNF189,MRPL50,BAAT,RP11-35N6.1,</text:p>
          </table:table-cell>
        </table:table-row>
        <table:table-row table:style-name="ro1">
          <table:table-cell office:value-type="string" calcext:value-type="string">
            <text:p>ADARB2,WDR37,IDI1,IDI2,GTPBP4,AL359878.1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LXDC2,C10orf112,ARL5B,NSUN6,CACNB2,SLC39A12,MRC1,AL928729.1,</text:p>
          </table:table-cell>
        </table:table-row>
        <table:table-row table:style-name="ro1">
          <table:table-cell office:value-type="string" calcext:value-type="string">
            <text:p>KIAA1217,OTUD1,C10orf67,C10orf115,PTF1A,MSRB2,ARMC3,PIP4K2A,</text:p>
          </table:table-cell>
        </table:table-row>
        <table:table-row table:style-name="ro1">
          <table:table-cell office:value-type="string" calcext:value-type="string">
            <text:p>PDSS1,APBB1IP,GAD2,MYO3A,GPR158,THNSL1,ENKUR,PRTFDC1,ARHGAP21,</text:p>
          </table:table-cell>
        </table:table-row>
        <table:table-row table:style-name="ro1">
          <table:table-cell office:value-type="string" calcext:value-type="string">
            <text:p>CCNYL2,SEPT7L,ZNF37A,ZNF33A,ZNF25,ZNF248,MTRNR2L7,ANKRD30A,</text:p>
          </table:table-cell>
        </table:table-row>
        <table:table-row table:style-name="ro1">
          <table:table-cell office:value-type="string" calcext:value-type="string">
            <text:p>IPMK,ZWINT,MTRNR2L5,PCDH15,MBL2,DKK1,PRKG1,CSTF2T,</text:p>
          </table:table-cell>
        </table:table-row>
        <table:table-row table:style-name="ro1">
          <table:table-cell office:value-type="string" calcext:value-type="string">
            <text:p>CTNNA3,REEP3,JMJD1C,NRBF2,EGR2,ADO,ZNF365,RTKN2,</text:p>
          </table:table-cell>
        </table:table-row>
        <table:table-row table:style-name="ro1">
          <table:table-cell office:value-type="string" calcext:value-type="string">
            <text:p>COMTD1,VDAC2,SAMD8,DUSP13,DUPD1,KAT6B,ADK,</text:p>
          </table:table-cell>
        </table:table-row>
        <table:table-row table:style-name="ro1">
          <table:table-cell office:value-type="string" calcext:value-type="string">
            <text:p>NRG3,SH2D4B,TSPAN14,C10orf58,DYDC2,DYDC1,MAT1A,AL359195.1,ANXA11,PLAC9,C10orf57,SFTPD,FAM22E,FAM22B,SFTPA1,SFTPA2,EIF5AL1,ZCCHC24,PPIF,ZMIZ1,</text:p>
          </table:table-cell>
        </table:table-row>
        <table:table-row table:style-name="ro1">
          <table:table-cell office:value-type="string" calcext:value-type="string">
            <text:p>LRIT1,LRIT2,CDHR1,C10orf99,GHITM,</text:p>
          </table:table-cell>
        </table:table-row>
        <table:table-row table:style-name="ro1">
          <table:table-cell office:value-type="string" calcext:value-type="string">
            <text:p>SORCS1,SORCS3,CCDC147,ITPRIP,GSTO2,GSTO1,WDR96,SFR1,COL17A1,SLK,OBFC1,SH3PXD2A,NEURL,CALHM3,CALHM1,CALHM2,PDCD11,USMG5,TAF5,PCGF6,INA,</text:p>
          </table:table-cell>
        </table:table-row>
        <table:table-row table:style-name="ro1">
          <table:table-cell office:value-type="string" calcext:value-type="string">
            <text:p>MXI1,ADD3,RP11-451M19.3,XPNPEP1,</text:p>
          </table:table-cell>
        </table:table-row>
        <table:table-row table:style-name="ro1">
          <table:table-cell office:value-type="string" calcext:value-type="string">
            <text:p>VWA2,TDRD1,C10orf118,ADRB1,AL162407.1,NHLRC2,DCLRE1A,C10orf81,CASP7,NRAP,HABP2,</text:p>
          </table:table-cell>
        </table:table-row>
        <table:table-row table:style-name="ro1">
          <table:table-cell office:value-type="string" calcext:value-type="string">
            <text:p>GLRX3,EBF3,MGMT,</text:p>
          </table:table-cell>
        </table:table-row>
        <table:table-row table:style-name="ro1">
          <table:table-cell office:value-type="string" calcext:value-type="string">
            <text:p>STIM1,RHOG,PGAP2,NUP98,CHRNA10,ART1,ART5,AC123788.1,ZNF195,MRGPRE,C11orf36,MRGPRG,OSBPL5,CARS,AC131971.1,NAP1L4,PHLDA2,SLC22A18,SLC22A18AS,CDKN1C,KCNQ1,TRPM5,TSSC4,CD81,TSPAN32,C11orf21,ASCL2,TH,INS,INS-IGF2,IGF2AS,MRPL23,TNNT3,C11orf89,LSP1,TNNI2,SYT8,CTSD,RP11-295K3.1,IFITM10,KRTAP5-6,KRTAP5-5,KRTAP5-4,KRTAP5-3,KRTAP5-2,KRTAP5-1,DUSP8,AC091196.1,BRSK2,TOLLIP,MUC5B,MUC5AC,MUC2,MUC6,AP2A2,CHID1,TSPAN4,POLR2L,CD151,EFCAB4A,PNPLA2,RPLP2,PIDD,SLC25A22,CEND1,AP006621.5,PDDC1,TALDO1,EPS8L2,TMEM80,DEAF1,DRD4,SCT,CDHR5,IRF7,PHRF1,RASSF7,C11orf35,LRRC56,HRAS,RNH1,PTDSS2,ANO9,SIGIRR,PKP3,B4GALNT4,IFITM3,IFITM2,IFITM5,ATHL1,NLRP6,PSMD13,SIRT3,RIC8A,BET1L,ODF3,SCGB1C1,</text:p>
          </table:table-cell>
        </table:table-row>
        <table:table-row table:style-name="ro1">
          <table:table-cell office:value-type="string" calcext:value-type="string">
            <text:p>CALCA,CALCB,CYP2R1,PDE3B,PSMA1,COPB1,RRAS2,SPON1,FAR1,PTH,BTBD10,ARNTL,TEAD1,PARVA,MICALCL,MICAL2,DKK3,USP47,GALNTL4,ZBED5,EIF4G2,CTR9,MRVI1,LYVE1,RNF141,MTRNR2L8,AMPD3,ADM,SBF2,SWAP70,WEE1,ZNF143,IPO7,TMEM41B,DENND5A,SCUBE2,NRIP3,TMEM9B,ASCL3,C11orf16,AKIP1,ST5,RPL27A,TRIM66,STK33,LMO1,RIC3,TUB,EIF3F,NLRP10,OR10A3,OR10A6,OR5P3,OR5P2,OR10AB1P,OVCH2,CYB5R2,PPFIBP2,OLFML1,SYT9,RBMXL2,NLRP14,ZNF214,ZNF215,OR2D3,OR2D2,OR10A4,OR10A2,OR10A5,OR6A2,OR2AG1,OR2AG2,MRPL17,DCHS1,TPP1,TAF10,ILK,RRP8,DNHD1,FXC1,ARFIP2,TRIM3,HPX,APBB1,SMPD1,PRKCDBP,CCKBR,CNGA4,FAM160A2,C11orf42,OR52W1,OR52B2,AC022762.1,AC111177.1,OR56B4,OR56A1,OR56A4,OR52L1,</text:p>
          </table:table-cell>
        </table:table-row>
        <table:table-row table:style-name="ro1">
          <table:table-cell office:value-type="string" calcext:value-type="string">
            <text:p>NAV2,E2F8,CSRP3,ZDHHC13,MRGPRX2,MRGPRX1,PTPN5,IGSF22,TMEM86A,SPTY2D1,UEVLD,TSG101,LDHAL6A,LDHC,GTF2H1,HPS5,SAA1,SAA2,SAA4,RP11-113D6.10,MRGPRX4,RP11-113D6.6,MRGPRX3,SAAL1,TPH1,SERGEF,KCNC1,MYOD1,OTOG,USH1C,ABCC8,KCNJ11,RP1-239B22.1,NUCB2,PIK3C2A,RPS13,PLEKHA7,C11orf58,SOX6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TTL15,KIF18A,BDNF,LIN7C,LGR4,CCDC34,BBOX1,FIBIN,</text:p>
          </table:table-cell>
        </table:table-row>
        <table:table-row table:style-name="ro1">
          <table:table-cell office:value-type="string" calcext:value-type="string">
            <text:p>C11orf74,RAG2,RAG1,TRAF6,PRR5L,COMMD9,C11orf55,LDLRAD3,TRIM44,FJX1,PAMR1,SLC1A2,CD44,PDHX,APIP,EHF,ELF5,CAT,ABTB2,NAT10,CAPRIN1,AC132216.1,LMO2,FBXO3,CD59,C11orf91,C11orf41,HIPK3,CSTF3,TCP11L1,DEPDC7,QSER1,PRRG4,CCDC73,EIF3M,WT1,RCN1,PAX6,ELP4,IMMP1L,DNAJC24,DCDC1,DCDC5,</text:p>
          </table:table-cell>
        </table:table-row>
        <table:table-row table:style-name="ro1">
          <table:table-cell office:value-type="string" calcext:value-type="string">
            <text:p>NUP160,FNBP4,AGBL2,MTCH2,C1QTNF4,FAM180B,NDUFS3,AC104942.1,KBTBD4,PTPMT1,CELF1,RAPSN,PSMC3,SLC39A13,SPI1,MYBPC3,MADD,NR1H3,ACP2,DDB2,PACSIN3,ARFGAP2,C11orf49,LRP4,CKAP5,F2,ZNF408,ARHGAP1,ATG13,HARBI1,AMBRA1,CHRM4,MDK,DGKZ,CREB3L1,PHF21A,GYLTL1B,PEX16,C11orf94,MAPK8IP1,CRY2,SLC35C1,CTD-2210P24.4,CHST1,SYT13,PRDM11,TP53I11,TSPAN18,CD82,ALX4,EXT2,ACCS,ACCSL,C11orf96,ALKBH3,HSD17B12,TTC17,API5,</text:p>
          </table:table-cell>
        </table:table-row>
        <table:table-row table:style-name="ro1">
          <table:table-cell office:value-type="string" calcext:value-type="string">
            <text:p>ODZ4,NARS2,GAB2,USP35,KCTD21,ALG8,NDUFC2,THRSP,RP11-7I15.5,KCTD14,INTS4,C11orf67,RSF1,CLNS1A,AQP11,PAK1,GDPD4,MYO7A,OMP,CAPN5,B3GNT6,ACER3,TSKU,LRRC32,C11orf30,RP11-111M22.2,PRKRIR,WNT11,UVRAG,DGAT2,MOGAT2,MAP6,SERPINH1,GDPD5,KLHL35,RPS3,ARRB1,SLCO2B1,OR2AT4,NEU3,SPCS2,XRRA1,RNF169,CHRDL2,POLD3,LIPT2,KCNE3,PGM2L1,P4HA3,PPME1,C2CD3,UCP3,UCP2,DNAJB13,PAAF1,CHCHD8,MRPL48,RAB6A,PLEKHB1,FAM168A,RELT,ARHGEF17,P2RY6,P2RY2,FCHSD2,ATG16L2,STARD10,ARAP1,PDE2A,CLPB,PHOX2A,INPPL1,FOLR2,FOLR1,FOLR3,C11orf51,LAMTOR1,LRTOMT,NUMA1,IL18BP,RNF121,RP11-849H4.2,DEFB108B,FAM86C1,AP000867.1,KRTAP5-11,KRTAP5-10,KRTAP5-9,KRTAP5-8,KRTAP5-7,NADSYN1,DHCR7,SHANK2,CTTN,PPFIA1,FADD,ANO1,FGF3,FGF4,FGF19,ORAOV1,CCND1,MYEOV,TPCN2,MRGPRF,MRGPRD,IGHMBP2,MRPL21,CPT1A,MTL5,GAL,PPP6R3,LRP5,C11orf24,SUV420H1,CHKA,TCIRG1,NDUFS8,UNC93B1,ALDH3B2,ACY3,TBX10,NUDT8,NDUFV1,C11orf72,GSTP1,CABP2,CDK2AP2,PITPNM1,AIP,TMEM134,CABP4,GPR152,CORO1B,PTPRCAP,RPS6KB2,CARNS1,TBC1D10C,PPP1CA,RAD9A,CLCF1,POLD4,SSH3,ANKRD13D,ADRBK1,KDM2A,AP001885.1,RHOD,SYT12,C11orf86,LRFN4,RCE1,C11orf80,SPTBN2,RBM4B,RBM14-RBM4,CCS,CCDC87,CTSF,ZDHHC24,BBS1,CTD-3074O7.11,DPP3,PELI3,MRPL11,NPAS4,SLC29A2,RP11-867G23.8,B3GNT1,BRMS1,RIN1,CD248,TMEM151A,YIF1A,CNIH2,RAB1B,KLC2,PACS1,RP11-1167A19.2,SF3B2,GAL3ST3,CATSPER1,CST6,BANF1,EIF1AD,SART1,DRAP1,C11orf68,FOSL1,CCDC85B,FIBP,CTSW,EFEMP2,MUS81,CFL1,SNX32,OVOL1,RNASEH2C,KAT5,RELA,SIPA1,PCNXL3,MAP3K11,KCNK7,EHBP1L1,FAM89B,SSSCA1,LTBP3,SCYL1,AP000769.1,FRMD8,SLC25A45,TIGD3,DPF2,CDC42EP2,POLA2,CAPN1,AP003068.23,SPDYC,SYVN1,MRPL49,FAU,ZNHIT2,TM7SF2,AP003068.6,ZFPL1,CDCA5,NAALADL1,SAC3D1,SNX15,ARL2,BATF2,C11orf85,GPHA2,PPP2R5B,ATG2A,EHD1,CDC42BPG,MEN1,MAP4K2,PYGM,RASGRP2,NRXN2,SLC22A12,SLC22A11,AP003774.4,RPS6KA4,CCDC88B,PRDX5,TRMT112,ESRRA,C11orf20,KCNK4,GPR137,BAD,PLCB3,PPP1R14B,FKBP2,VEGFB,DNAJC4,NUDT22,TRPT1,FERMT3,STIP1,FLRT1,MACROD1,OTUB1,COX8A,NAA40,RCOR2,MARK2,C11orf84,RTN3,ATL3,PLA2G16,HRASLS2,RARRES3,LGALS12,HRASLS5,SLC22A9,SLC22A10,SLC22A25,SLC22A24,SLC22A8,SLC22A6,CHRM1,SLC3A2,WDR74,STX5,NXF1,TMEM223,TMEM179B,TAF6L,POLR2G,ZBTB3,TTC9C,HNRNPUL2,GNG3,BSCL2,LRRN4CL,UBXN1,C11orf83,C11orf48,METTL12,RP11-831H9.11,INTS5,GANAB,B3GAT3,ROM1,EML3,MTA2,TUT1,EEF1G,AHNAK,SCGB1A1,ASRGL1,SCGB1D4,SCGB2A2,SCGB1D2,SCGB2A1,SCGB1D1,INCENP,FTH1,BEST1,RAB3IL1,FADS3,FADS2,FADS1,FEN1,C11orf10,C11orf9,AP002380.1,DAGLA,SYT7,LRRC10B,C11orf66,SDHAF2,RP11-286N22.8,CPSF7,TMEM216,TMEM138,CYBASC3,DAK,DDB1,VWCE,PGA5,PGA4,PGA3,VPS37C,CD5,CD6,SLC15A3,TMEM132A,TMEM109,PRPF19,ZP1,GPR44,CCDC86,MS4A10,MS4A15,MS4A18,MS4A8B,MS4A13,MS4A12,MS4A5,MS4A14,MS4A7,MS4A6E,MS4A4A,MS4A4E,MS4A6A,MS4A2,MS4A3,PLAC1L,AP000790.1,TCN1,GIF,MRPL16,STX3,OR10V1,PATL1,OSBP,OR4D9,OR4D11,OR4D10,OR4D6,OR5A1,OR5A2,OR5AN1,MPEG1,DTX4,FAM111A,FAM111B,GLYATL1,AP001652.1,GLYATL2,CNTF,ZFP91,LPXN,OR5B21,OR5B12,OR5B3,OR5B17,OR10W1,OR10Q1,OR1S1,OR1S2,OR9Q2,OR9I1,OR6Q1,OR9Q1,CTNND1,BTBD18,C11orf31,TMX2,MED19,ZDHHC5,CLP1,YPEL4,SERPING1,UBE2L6,SMTNL1,TIMM10,SLC43A1,RTN4RL2,SLC43A3,RP11-872D17.8,PRG2,PRG3,P2RX3,SSRP1,TNKS1BP1,APLNR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LG2,</text:p>
          </table:table-cell>
        </table:table-row>
        <table:table-row table:style-name="ro1">
          <table:table-cell office:value-type="string" calcext:value-type="string">
            <text:p>RAB38,TMEM135,FZD4,PRSS23,ME3,CCDC81,C11orf73,</text:p>
          </table:table-cell>
        </table:table-row>
        <table:table-row table:style-name="ro1">
          <table:table-cell office:value-type="string" calcext:value-type="string">
            <text:p>JRKL,CCDC82,MAML2,MTMR2,CEP57,FAM76B,SESN3,ENDOD1,KDM4DL,AMOTL1,PIWIL4,FUT4,ANKRD49,MRE11A,GPR83,FOLR4,PANX1,HEPHL1,VSTM5,MED17,C11orf54,TAF1D,KIAA1731,C11orf75,CCDC67,</text:p>
          </table:table-cell>
        </table:table-row>
        <table:table-row table:style-name="ro1">
          <table:table-cell office:value-type="string" calcext:value-type="string">
            <text:p>AASDHPPT,KBTBD3,KIAA1826,GRIA4,CARD18,CARD17,CARD16,CASP1,CASP5,CASP4,CASP12,DDI1,PDGFD,DYNC2H1,DCUN1D5,MMP13,MMP3,MMP10,MMP8,MMP27,RP11-817J15.3,MMP20,MMP7,RP11-315O6.2,TMEM123,BIRC2,BIRC3,YAP1,</text:p>
          </table:table-cell>
        </table:table-row>
        <table:table-row table:style-name="ro1">
          <table:table-cell office:value-type="string" calcext:value-type="string">
            <text:p>FAM55B,FAM55D,FAM55A,REXO2,RBM7,C11orf71,NNMT,ZBTB16,HTR3A,HTR3B,USP28,CLDN25,ZW10,TMPRSS5,DRD2,ANKK1,TTC12,NCAM1,C11orf34,PTS,BCO2,TEX12,IL18,SDHD,TIMM8B,C11orf57,PIH1D2,DLAT,DIXDC1,C11orf52,HSPB2,CRYAB,C11orf1,FDXACB1,ALG9,PPP2R1B,SIK2,LAYN,C11orf88,BTG4,RP11-794P6.2,POU2AF1,C11orf93,C11orf92,C11orf53,ARHGAP20,FDX1,RDX,ZC3H12C,C11orf87,DDX10,EXPH5,KDELC2,C11orf65,ATM,NPAT,ACAT1,CUL5,RAB39,SLC35F2,AP001024.1,AP001024.2,SLN,ELMOD1,ALKBH8,CWF19L2,</text:p>
          </table:table-cell>
        </table:table-row>
        <table:table-row table:style-name="ro1">
          <table:table-cell office:value-type="string" calcext:value-type="string">
            <text:p>RP11-168K9.2,RP11-688I9.2,RP11-115C10.1,KIRREL3,ST3GAL4,DCPS,RP11-712L6.5,TIRAP,FOXRED1,SRPR,FAM118B,RPUSD4,RP11-50B3.2,CDON,RP11-680F20.6,RP11-680F20.4,RP11-680F20.5,RP11-680F20.9,DDX25,PUS3,HYLS1,PATE4,PATE3,PATE2,PATE1,ACRV1,CHEK1,STT3A,RP11-791J7.2,EI24,AP000708.1,FEZ1,PKNOX2,RP11-687M24.6,RP11-687M24.4,TMEM218,SLC37A2,CCDC15,HEPACAM,HEPN1,RP11-664I21.6,ROBO4,ROBO3,C11orf61,ESAM,VSIG2,NRGN,SPA17,SIAE,TBRG1,PANX3,OR8A1,OR8B12,OR8B8,OR8B4,OR8B3,OR8B2,OR8D2,OR8D1,OR10D3,VWA5A,OR10G7,OR10G8,OR10G9,OR10G4,OR10S1,OR6T1,OR4D5,OR8D4,TMEM225,OR6M1,OR6X1,ZNF202,SCN3B,GRAMD1B,AP000783.1,CLMP,HSPA8,BSX,C11orf63,CRTAM,UBASH3B,RP11-716H6.1,BLID,AP001924.1,SORL1,SC5DL,TECTA,TBCEL,RP11-640N11.2,GRIK4,AP002348.1,ARHGEF12,TMEM136,POU2F3,OAF,AP000679.2,TRIM29,RP11-831A10.1,CTD-2523D13.1,PVRL1,THY1,RP11-305N23.1,RP11-334E6.3,USP2,MFRP,C1QTNF5,RP11-334E6.10,RNF26,MCAM,CBL,CCDC153,PDZD3,NLRX1,ABCG4,HINFP,C2CD2L,DPAGT1,H2AFX,HMBS,CTD-2589C9.4,HYOU1,TRAPPC4,RPS25,CCDC84,RP11-110I1.12,FOXR1,UPK2,BCL9L,RP11-158I9.5,CXCR5,DDX6,TREH,PHLDB1,ARCN1,IFT46,TMEM25,TTC36,MLL,RP11-770J1.4,ATP5L,RP11-770J1.5,UBE4A,CD3G,CD3D,CD3E,MPZL2,MPZL3,AMICA1,SCN2B,SCN4B,TMPRSS4,AP002962.1,IL10RA,TMPRSS13,FXYD6,RP11-728F11.4,FXYD2,RP11-728F11.3,DSCAML1,CEP164,AP000892.4,BACE1,RNF214,PCSK7,TAGLN,SIDT2,PAFAH1B2,SIK3,APOA1,APOC3,APOA4,APOA5,ZNF259,BUD13,</text:p>
          </table:table-cell>
        </table:table-row>
        <table:table-row table:style-name="ro1">
          <table:table-cell office:value-type="string" calcext:value-type="string">
            <text:p>OPCML,NTM,C11orf39,SNX19,RP11-890B15.2,C11orf44,ADAMTS15,ADAMTS8,RP11-121M22.1,ZBTB44,ST14,APLP2,PRDM10,NFRKB,TMEM45B,BARX2,ARHGAP32,TP53AIP1,KCNJ5,C11orf45,KCNJ1,FLI1,RP11-744N12.3,RP11-1007G5.2,ETS1,</text:p>
          </table:table-cell>
        </table:table-row>
        <table:table-row table:style-name="ro1">
          <table:table-cell office:value-type="string" calcext:value-type="string">
            <text:p>B3GAT1,GLB1L2,GLB1L3,ACAD8,THYN1,VPS26B,NCAPD3,JAM3,</text:p>
          </table:table-cell>
        </table:table-row>
        <table:table-row table:style-name="ro1">
          <table:table-cell office:value-type="string" calcext:value-type="string">
            <text:p>CAPZA3,PLCZ1,PIK3C2G,RERGL,LMO3,MGST1,SLC15A5,DERA,STRAP,EPS8,</text:p>
          </table:table-cell>
        </table:table-row>
        <table:table-row table:style-name="ro1">
          <table:table-cell office:value-type="string" calcext:value-type="string">
            <text:p>SOX5,ETNK1,KIAA0528,ST8SIA1,CMAS,ABCC9,KCNJ8,LDHB,GYS2,C12orf39,GOLT1B,RECQL,PYROXD1,IAPP,SLCO1A2,SLCO1B1,SLCO1B7,SLCO1B3,RP11-545J16.1,</text:p>
          </table:table-cell>
        </table:table-row>
        <table:table-row table:style-name="ro1">
          <table:table-cell office:value-type="string" calcext:value-type="string">
            <text:p>PDZRN4,CNTN1,MUC19,LRRK2,SLC2A13,C12orf40,ABCD2,KIF21A,CPNE8,ALG10B,SYT10,PKP2,</text:p>
          </table:table-cell>
        </table:table-row>
        <table:table-row table:style-name="ro1">
          <table:table-cell office:value-type="string" calcext:value-type="string">
            <text:p>NELL2,TMEM117,TWF1,IRAK4,PUS7L,ADAMTS20,</text:p>
          </table:table-cell>
        </table:table-row>
        <table:table-row table:style-name="ro1">
          <table:table-cell office:value-type="string" calcext:value-type="string">
            <text:p>SLC16A7,RP11-272B17.2,LRIG3,RP11-362K2.2,XRCC6BP1,CTDSP2,AVIL,TSFM,RP11-571M6.15,METTL21B,METTL1,CYP27B1,MARCH9,CDK4,TSPAN31,AGAP2,RP11-571M6.6,OS9,B4GALNT1,SLC26A10,ARHGEF25,DTX3,</text:p>
          </table:table-cell>
        </table:table-row>
        <table:table-row table:style-name="ro1">
          <table:table-cell office:value-type="string" calcext:value-type="string">
            <text:p>DPY19L2,AVPR1A,PPM1H,</text:p>
          </table:table-cell>
        </table:table-row>
        <table:table-row table:style-name="ro1">
          <table:table-cell office:value-type="string" calcext:value-type="string">
            <text:p>CAND1,GRIP1,</text:p>
          </table:table-cell>
        </table:table-row>
        <table:table-row table:style-name="ro1">
          <table:table-cell office:value-type="string" calcext:value-type="string">
            <text:p>ATXN7L3B,TRHDE,TPH2,TBC1D15,RAB21,TMEM19,THAP2,ZFC3H1,LGR5,TSPAN8,CTD-2021H9.3,PTPRR,PTPRB,</text:p>
          </table:table-cell>
        </table:table-row>
        <table:table-row table:style-name="ro1">
          <table:table-cell office:value-type="string" calcext:value-type="string">
            <text:p>NAV3,E2F7,CSRP2,ZDHHC17,</text:p>
          </table:table-cell>
        </table:table-row>
        <table:table-row table:style-name="ro1">
          <table:table-cell office:value-type="string" calcext:value-type="string">
            <text:p>MGAT4C,NTS,RASSF9,ALX1,LRRIQ1,TSPAN19,SLC6A15,TMTC2,C12orf26,CCDC59,PPFIA2,ACSS3,LIN7A,MYF5,MYF6,PTPRQ,</text:p>
          </table:table-cell>
        </table:table-row>
        <table:table-row table:style-name="ro1">
          <table:table-cell office:value-type="string" calcext:value-type="string">
            <text:p>STAB2,C12orf42,RP11-552I14.1,ASCL1,PAH,IGF1,PMCH,C12orf48,NUP37,CCDC53,DRAM1,GNPTAB,SYCP3,CHPT1,MYBPC1,SPIC,ARL1,UTP20,SLC5A8,ANO4,GAS2L3,NR1H4,SLC17A8,SCYL2,DEPDC4,ACTR6,UHRF1BP1L,FAM71C,ANKS1B,APAF1,IKBIP,SLC25A3,TMPO,RP11-181C3.1,NEDD1,C12orf63,</text:p>
          </table:table-cell>
        </table:table-row>
        <table:table-row table:style-name="ro1">
          <table:table-cell office:value-type="string" calcext:value-type="string">
            <text:p>RP11-116D17.1,TBX3,TBX5,RBM19,</text:p>
          </table:table-cell>
        </table:table-row>
        <table:table-row table:style-name="ro1">
          <table:table-cell office:value-type="string" calcext:value-type="string">
            <text:p>SUDS3,TAOK3,PEBP1,VSIG10,WSB2,RFC5,KSR2,</text:p>
          </table:table-cell>
        </table:table-row>
        <table:table-row table:style-name="ro1">
          <table:table-cell office:value-type="string" calcext:value-type="string">
            <text:p>RIMBP2,PIWIL1,FZD10,TMEM132D,GLT1D1,SLC15A4,TMEM132C,TMEM132B,AACS,BRI3BP,DHX37,UBC,SCARB1,NCOR2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DHHC20,AL136219.1,MRP63,SKA3,SAP18,LATS2,XPO4,N6AMT2,IL17D,IFT88,CRYL1,GJB6,GJB2,GJA3,ZMYM2,ZMYM5,PSPC1,MPHOSPH8,TPTE2,AL139327.1,TUBA3C,RP11-301J16.2,</text:p>
          </table:table-cell>
        </table:table-row>
        <table:table-row table:style-name="ro1">
          <table:table-cell office:value-type="string" calcext:value-type="string">
            <text:p>KIAA0226L,LRRC63,LCP1,CPB2,ZC3H13,SIAH3,SPERT,FAM194B,COG3,SLC25A30,TPT1,KCTD4,GTF2F2,KIAA1704,NUFIP1,TSC22D1,SERP2,RP11-478K15.4,LACC1,CCDC122,ENOX1,DNAJC15,EPSTI1,C13orf30,TNFSF11,AKAP11,DGKH,KIAA0564,C13orf15,NAA16,MTRF1,KBTBD7,KBTBD6,WBP4,ELF1,SUGT1P3,SLC25A15,MRPS31,FOXO1,COG6,LHFP,NHLRC3,PROSER1,STOML3,FREM2,UFM1,TRPC4,POSTN,CSNK1A1L,FAM48A,EXOSC8,ALG5,SMAD9,RFXAP,SERTM1,CCNA1,SPG20OS,CCDC169,SOHLH2,CCDC169-SOHLH2,DCLK1,NBEA,MAB21L1,RFC3,STARD13,KL,PDS5B,N4BP2L2,RP11-298P3.4,N4BP2L1,BRCA2,ZAR1L,FRY,RXFP2,B3GALTL,HSPH1,C13orf26,C13orf33,ALOX5AP,USPL1,HMGB1,KATNAL1,RP11-90M5.1,UBL3,SLC7A1,MTUS2,SLC46A3,POMP,FLT1,PAN3,FLT3,PRHOXNB,CDX2,ATP5EP2,PDX1,GSX1,POLR1D,LNX2,MTIF3,GTF3A,RASL11A,RPL21,USP12,GPR12,WASF3,CDK8,RNF6,SHISA2,AL138815.1,ATP8A2,NUPL1,MTMR6,FAM123A,PABPC3,CENPJ,RNF17,ATP12A,PARP4,AL359736.1,C1QTNF9,SPATA13,C1QTNF9B,MIPEP,TNFRSF19,SACS,SGCG,</text:p>
          </table:table-cell>
        </table:table-row>
        <table:table-row table:style-name="ro1">
          <table:table-cell office:value-type="string" calcext:value-type="string">
            <text:p>VPS36,THSD1,NEK3,NEK5,UTP14C,ALG11,ATP7B,CCDC70,DHRS12,WDFY2,INTS6,SERPINE3,FAM124A,RNASEH2B,DLEU7,DLEU1,KCNRG,TRIM13,SPRYD7,KPNA3,EBPL,ARL11,RCBTB1,PHF11,SETDB2,AL136218.1,CAB39L,CDADC1,MLNR,FNDC3A,CYSLTR2,RCBTB2,LPAR6,RB1,ITM2B,MED4,NUDT15,SUCLA2,</text:p>
          </table:table-cell>
        </table:table-row>
        <table:table-row table:style-name="ro1">
          <table:table-cell office:value-type="string" calcext:value-type="string">
            <text:p>TDRD3,DIAPH3,PCDH17,</text:p>
          </table:table-cell>
        </table:table-row>
        <table:table-row table:style-name="ro1">
          <table:table-cell office:value-type="string" calcext:value-type="string">
            <text:p>PCDH9,AL445989.1,</text:p>
          </table:table-cell>
        </table:table-row>
        <table:table-row table:style-name="ro1">
          <table:table-cell office:value-type="string" calcext:value-type="string">
            <text:p>SPRY2,NDFIP2,RBM26,RNF219,POU4F1,EDNRB,SLAIN1,SCEL,MYCBP2,FBXL3,CLN5,IRG1,KCTD12,AL359392.1,LMO7,UCHL3,COMMD6,TBC1D4,AL355390.1,KLF12,KLF5,PIBF1,DIS3,BORA,MZT1,DACH1,</text:p>
          </table:table-cell>
        </table:table-row>
        <table:table-row table:style-name="ro1">
          <table:table-cell office:value-type="string" calcext:value-type="string">
            <text:p>FGF14,ITGBL1,NALCN,TMTC4,A2LD1,PCCA,ZIC2,ZIC5,CLYBL,TM9SF2,GPR183,UBAC2,DOCK9,SLC15A1,STK24,FARP1,RNF113B,IPO5,RAP2A,MBNL2,OXGR1,HS6ST3,UGGT2,DNAJC3,DZIP1,CLDN10,ABCC4,SOX21,GPR180,TGDS,DCT,GPC6,</text:p>
          </table:table-cell>
        </table:table-row>
        <table:table-row table:style-name="ro1">
          <table:table-cell office:value-type="string" calcext:value-type="string">
            <text:p>FAM155A,ARGLU1,EFNB2,DAOA,</text:p>
          </table:table-cell>
        </table:table-row>
        <table:table-row table:style-name="ro1">
          <table:table-cell office:value-type="string" calcext:value-type="string">
            <text:p>GRTP1,LAMP1,CUL4A,PCID2,PROZ,F10,F7,MCF2L,ATP11A,C13orf35,TUBGCP3,SPACA7,SOX1,RP11-65D24.2,C13orf16,ARHGEF7,ANKRD10,NCRNA00346,ING1,CARS2,CARKD,RAB20,COL4A2-AS2,COL4A1,IRS2,MYO16,</text:p>
          </table:table-cell>
        </table:table-row>
        <table:table-row table:style-name="ro1">
          <table:table-cell office:value-type="string" calcext:value-type="string">
            <text:p>CMA1,RP11-80A15.1,SDR39U1,KHNYN,CBLN3,NYNRIN,NFATC4,RIPK3,RP11-934B9.3,ADCY4,LTB4R,LTB4R2,CIDEB,C14orf21,DHRS1,RABGGTA,TGM1,TINF2,GMPR2,NEDD8,NEDD8-MDP1,AL096870.1,TSSK4,TM9SF1,RP11-468E2.1,IPO4,REC8,IRF9,RNF31,PSME2,FAM158A,PSME1,FITM1,DCAF11,PCK2,NRL,CPNE6,LRRC16B,AL136295.1,DHRS4L2,AL136419.1,DHRS2,JPH4,AP1G2,THTPA,ZFHX2,NGDN,MYH7,MYH6,CMTM5,IL25,EFS,SLC22A17,PABPN1,BCL2L2,RP11-124D2.2,PPP1R3E,HOMEZ,C14orf164,SLC7A8,CEBPE,C14orf119,ACIN1,CDH24,PSMB11,PSMB5,C14orf93,JUB,HAUS4,RP11-298I3.5,PRMT5,RBM23,REM2,LRP10,MMP14,MRPL52,AL135998.1,SLC7A7,OXA1L,OR6J1,ABHD4,AL160314.1,DAD1,AE000662.92,OR4E2,OR10G2,OR10G3,SALL2,METTL3,TOX4,RAB2B,CHD8,SUPT16H,RPGRIP1,HNRNPC,OR5AU1,C14orf176,ZNF219,ARHGEF40,RNASE8,RNASE7,RNASE13,RP11-998D10.1,TPPP2,NDRG2,SLC39A2,METTL17,RNASE2,RNASE3,RNASE6,EDDM3B,EDDM3A,AL163636.2,RNASE4,ANG,OR6S1,RNASE12,AL163195.1,RNASE11,RNASE9,RNASE10,PNP,TMEM55B,APEX1,OSGEP,KLHL33,TEP1,PARP2,CCNB1IP1,TTC5,OR11H4,OR11H6,OR11G2,OR4N5,OR4K17,OR4L1,OR4K13,OR4K14,OR4K15,OR4K5,OR4K2,OR4N2,OR4M1,OR4Q3,POTEM,AL589743.1,POTEG,CR383656.1,</text:p>
          </table:table-cell>
        </table:table-row>
        <table:table-row table:style-name="ro1">
          <table:table-cell office:value-type="string" calcext:value-type="string">
            <text:p>NOVA1,</text:p>
          </table:table-cell>
        </table:table-row>
        <table:table-row table:style-name="ro1">
          <table:table-cell office:value-type="string" calcext:value-type="string">
            <text:p>FBXO33,CTAGE5,MIA2,RP11-407N17.3,PNN,TRAPPC6B,GEMIN2,SEC23A,CLEC14A,SSTR1,TTC6,FOXA1,MIPOL1,RP11-537P22.1,SLC25A21,PAX9,NKX2-8,NKX2-1,SFTA3,MBIP,BRMS1L,RALGAPA1,INSM2,NFKBIA,PSMA6,KIAA0391,PPP2R3C,FAM177A1,SRP54,RP11-73E17.1,BAZ1A,CFL2,SNX6,EAPP,SPTSSA,EGLN3,NPAS3,AKAP6,ARHGAP5,RP11-187E13.2,RP11-187E13.1,NUBPL,C14orf126,HEATR5A,RP11-176H8.1,HECTD1,AP4S1,STRN3,COCH,SCFD1,G2E3,PRKD1,C14orf23,FOXG1,</text:p>
          </table:table-cell>
        </table:table-row>
        <table:table-row table:style-name="ro1">
          <table:table-cell office:value-type="string" calcext:value-type="string">
            <text:p>MIS18BP1,FANCM,FKBP3,PRPF39,FAM179B,KLHL28,C14orf28,</text:p>
          </table:table-cell>
        </table:table-row>
        <table:table-row table:style-name="ro1">
          <table:table-cell office:value-type="string" calcext:value-type="string">
            <text:p>RP11-47I22.4,PRKCH,TMEM30B,SLC38A6,TRMT5,MNAT1,SIX4,SIX1,SIX6,C14orf39,PPM1A,DHRS7,C14orf135,RTN1,C14orf38,JKAMP,C14orf149,GPR135,DAAM1,DACT1,KIAA0586,TIMM9,TOMM20L,ARID4A,AL132989.1,PSMA3,ACTR10,C14orf37,SLC35F4,C14orf105,NAA30,MUDENG,EXOC5,AL391152.1,OTX2,RP11-1085N6.3,C14orf101,PELI2,KTN1,C14orf33,TBPL2,ATG14,FBXO34,DLGAP5,LGALS3,MAPK1IP1L,SOCS4,WDHD1,GCH1,SAMD4A,CGRRF1,GMFB,CNIH,CDKN3,BMP4,DDHD1,FERMT2,GNPNAT1,STYX,PSMC6,ERO1L,GPR137C,TXNDC16,PTGER2,PTGDR,NID2,C14orf166,RP11-463J10.2,GNG2,FRMD6,TMX1,TRIM9,PYGL,ABHD12B,NIN,SAV1,ATL1,MAP4K5,CDKL1,RP11-247L20.2,ATP5S,L2HGDH,SOS2,METTL21D,C14orf183,RP11-58E21.3,C14orf182,ARF6,NEMF,AL627171.1,KLHDC2,KLHDC1,POLE2,DNAAF2,MGAT2,RPL36AL,LRR1,AL139099.1,RPS29,</text:p>
          </table:table-cell>
        </table:table-row>
        <table:table-row table:style-name="ro1">
          <table:table-cell office:value-type="string" calcext:value-type="string">
            <text:p>NRXN3,ADCK1,C14orf178,SNW1,SLIRP,ALKBH1,SPTLC2,ISM2,AHSA1,VIPAR,C14orf148,SAMD15,TMED8,GSTZ1,POMT2,NGB,TMEM63C,ZDHHC22,KIAA1737,IRF2BPL,C14orf166B,ANGEL1,VASH1,ESRRB,C14orf118,IFT43,TGFB3,TTLL5,AC007182.1,BATF,JDP2,AF111167.1,FOS,RP11-293M10.1,TMED10,NEK9,FAM164C,ACYP1,MLH3,EIF2B2,PGF,RPS6KL1,DLST,PROX2,YLPM1,FCF1,AC007956.1,KIAA0317,LTBP2,ISCA2,NPC2,SYNDIG1L,VRTN,ABCD4,VSX2,LIN52,ALDH6A1,C14orf45,ENTPD5,COQ6,FAM161B,ZNF410,RP5-1021I20.4,PTGR2,C14orf43,PNMA1,DNAL1,ACOT6,ACOT4,ACOT2,ACOT1,HEATR4,NUMB,PAPLN,PSEN1,RBM25,ZFYVE1,DCAF4,DPF3,RGS6,C14orf57,SIPA1L1,PCNX,MAP3K9,TTC9,MED6,ADAM20,ADAM21,SYNJ2BP,COX16,SLC8A3,SMOC1,SLC10A1,SRSF5,KIAA0247,C14orf162,PLEKHD1,SLC39A9,ERH,GALNTL1,EXD2,DCAF5,ACTN1,ZFP36L1,RAD51B,ZFYVE26,RDH12,RDH11,RP11-1012A1.4,VTI1B,ARG2,PIGH,PLEKHH1,TMEM229B,PLEK2,EIF2S1,ATP6V1D,MPP5,FAM71D,GPHN,CTD-2014B16.3,FUT8,MAX,FNTB,AL139022.1,RAB15,GPX2,CHURC1,SPTB,PLEKHG3,C14orf50,HSPA2,ZBTB1,ZBTB25,AKAP5,MTHFD1,ESR2,SYNE2,SGPP1,WDR89,PPP2R5E,RHOJ,KCNH5,</text:p>
          </table:table-cell>
        </table:table-row>
        <table:table-row table:style-name="ro1">
          <table:table-cell office:value-type="string" calcext:value-type="string">
            <text:p>SEL1L,STON2,GTF2A1,TSHR,CEP128,DIO2,NRXN3,</text:p>
          </table:table-cell>
        </table:table-row>
        <table:table-row table:style-name="ro1">
          <table:table-cell office:value-type="string" calcext:value-type="string">
            <text:p>FLRT2,RP11-497E19.2,</text:p>
          </table:table-cell>
        </table:table-row>
        <table:table-row table:style-name="ro1">
          <table:table-cell office:value-type="string" calcext:value-type="string">
            <text:p>AL133168.2,VRK1,PAPOLA,AK7,C14orf129,ATG2B,RP11-404P21.6,BDKRB1,RP11-404P21.8,BDKRB2,C14orf132,TCL1A,TCL1B,GLRX5,RP11-1070N10.3,C14orf49,CLMN,DICER1,GSC,SERPINA3,SERPINA5,SERPINA4,SERPINA12,SERPINA9,SERPINA11,SERPINA6,SERPINA10,PPP4R4,IFI27L2,IFI27L1,DDX24,OTUB2,ASB2,RP11-131H24.4,FAM181A,PRIMA1,KIAA1409,COX8C,BTBD7,UBR7,C14orf142,C14orf109,RP11-371E8.4,MOAP1,ITPK1,CHGA,GOLGA5,LGMN,RIN3,SLC24A4,CPSF2,NDUFB1,ATXN3,TRIP11,FBLN5,TC2N,CATSPERB,AL133373.1,SMEK1,CCDC88C,CTD-2547L24.3,GPR68,C14orf159,RPS6KA5,TTC7B,CALM1,C14orf102,PSMC1,KCNK13,TDP1,EFCAB11,RP11-944C7.1,RP11-33N16.1,FOXN3,TTC8,EML5,ZC3H14,PTPN21,SPATA7,KCNK10,GPR65,GALC,</text:p>
          </table:table-cell>
        </table:table-row>
        <table:table-row table:style-name="ro1">
          <table:table-cell office:value-type="string" calcext:value-type="string">
            <text:p>TMEM121,C14orf80,CRIP1,CRIP2,MTA1,TEX22,PACS2,BRF1,BTBD6,NUDT14,JAG2,GPR132,CDCA4,C14orf79,AHNAK2,PLD4,KIAA0284,CTD-3051D23.1,ZBTB42,AKT1,SIVA1,ADSSL1,INF2,RP11-982M15.6,TMEM179,C14orf180,RP11-614O9.3,C14orf144,KIF26A,ASPG,TDRD9,C14orf2,CTD-2134A5.2,PPP1R13B,ZFYVE21,AL049840.1,XRCC3,KLC1,C14orf153,RP11-73M18.2,BAG5,TRMT61A,CKB,MARK3,EIF5,TNFAIP2,EXOC3L4,CDC42BPB,AMN,TRAF3,RCOR1,ANKRD9,TECPR2,CINP,ZNF839,RAGE,WDR20,HSP90AA1,DYNC1H1,PPP2R5C,RP11-796G6.2,DIO3,AL049836.1,RTL1,DLK1,BEGAIN,WDR25,WARS,SLC25A47,SLC25A29,YY1,DEGS2,EVL,EML1,CYP46A1,HHIPL1,CCDC85C,CCNK,SETD3,BCL11B,RP11-1127D7.1,C14orf177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CSK6,SNRPA1,AC023024.1,CHSY1,LRRK1,ALDH1A3,ASB7,LINS,CERS3,AC015723.1,ADAMTS17,LYSMD4,AC022692.1,MEF2A,</text:p>
          </table:table-cell>
        </table:table-row>
        <table:table-row table:style-name="ro1">
          <table:table-cell office:value-type="string" calcext:value-type="string">
            <text:p>CIITA,FAM18A,NUBP1,TEKT5,EMP2,ATF7IP2,GRIN2A,C16orf72,USP7,CARHSP1,PMM2,TMEM186,ABAT,METTL22,TMEM114,RBFOX1,FAM86A,ALG1,C16orf89,NAGPA,SEC14L5,</text:p>
          </table:table-cell>
        </table:table-row>
        <table:table-row table:style-name="ro1">
          <table:table-cell office:value-type="string" calcext:value-type="string">
            <text:p>SHISA9,CPPED1,SNX29,AC007601.1,RUNDC2A,TNFRSF17,RP11-166B2.1,GSPT1,</text:p>
          </table:table-cell>
        </table:table-row>
        <table:table-row table:style-name="ro1">
          <table:table-cell office:value-type="string" calcext:value-type="string">
            <text:p>DNAH3,LYRM1,DCUN1D3,AC004381.6,ERI2,ACSM3,THUMPD1,ACSM1,ACSM2B,ACSM2A,ACSM5,PDILT,UMOD,GP2,GPR139,GPRC5B,IQCK,C16orf88,C16orf62,CCP110,GDE1,TMC5,SYT17,ITPRIPL2,COQ7,TMC7,SMG1,ARL6IP1,RPS15A,ABCC6P1,NOMO2,RP11-1212A22.4,RP11-1212A22.2,XYLT1,RP11-467M13.1,AC138969.4,NOMO3,ABCC1,</text:p>
          </table:table-cell>
        </table:table-row>
        <table:table-row table:style-name="ro1">
          <table:table-cell office:value-type="string" calcext:value-type="string">
            <text:p>GSG1L,KIAA0556,GTF3C1,IL21R,IL4R,NSMCE1,JMJD5,HS3ST4,ZKSCAN2,AQP8,LCMT1,ARHGAP17,SLC5A11,TNRC6A,RBBP6,CACNG3,PRKCB,AC130454.2,ERN2,PLK1,DCTN5,PALB2,NDUFAB1,UBFD1,EARS2,GGA2,COG7,SCNN1B,SCNN1G,USP31,</text:p>
          </table:table-cell>
        </table:table-row>
        <table:table-row table:style-name="ro1">
          <table:table-cell office:value-type="string" calcext:value-type="string">
            <text:p>AC018558.1,CCNYL3,AC135776.1,AC136932.2,AC133561.1,AC133561.2,AC140658.1,TP53TG3B,AC142086.2,AC142086.1,AC133485.1,AC142381.1,AC142381.2,AC034105.1,ZNF267,ZNF720,AHSP,C16orf58,SLC5A2,TGFB1I1,ARMC5,ZNF843,COX6A2,ITGAD,ITGAX,ITGAM,PYDC1,TRIM72,PYCARD,FUS,PRSS36,PRSS8,KAT8,BCKDK,VKORC1,RP11-196G11.1,PRSS53,ZNF646,ZNF668,AC135050.1,STX4,STX1B,HSD3B7,</text:p>
          </table:table-cell>
        </table:table-row>
        <table:table-row table:style-name="ro1">
          <table:table-cell office:value-type="string" calcext:value-type="string">
            <text:p>CETP,HERPUD1,SLC12A3,NUP93,MT1X,MT1H,MT1G,MT1F,MT1B,MT1CP,MT1A,AC026461.1,MT1M,MT1E,MT2A,MT3,MT4,BBS2,OGFOD1,NUDT21,AMFR,GNAO1,CES5A,CES1,SLC6A2,CAPNS2,LPCAT2,MMP2,IRX6,IRX5,IRX3,FTO,RPGRIP1L,AKTIP,RBL2,CHD9,TOX3,SALL1,CYLD,NOD2,SNX20,AC007608.1,NKD1,BRD7,ADCY7,PAPD5,HEATR3,TMEM188,ZNF423,C16orf78,CBLN1,N4BP1,SIAH1,LONP2,ABCC11,ABCC12,PHKB,ITFG1,NETO2,DNAJA2,GPT2,C16orf87,MYLK3,ORC6,VPS35,SHCBP1,ANKRD26P1,</text:p>
          </table:table-cell>
        </table:table-row>
        <table:table-row table:style-name="ro1">
          <table:table-cell office:value-type="string" calcext:value-type="string">
            <text:p>CES3,CES2,FAM96B,RRAD,CDH16,PDP2,CA7,NAE1,CCDC79,DYNC1LI2,CMTM4,CMTM3,CMTM2,CMTM1,CKLF-CMTM1,TK2,AC132186.2,BEAN1,CDH5,CDH11,CDH8,GOT2,SLC38A7,CNOT1,SETD6,NDRG4,GINS3,PRSS54,CCDC113,CSNK2A2,C16orf80,MMP15,C16orf57,ZNF319,TEPP,CNGB1,</text:p>
          </table:table-cell>
        </table:table-row>
        <table:table-row table:style-name="ro1">
          <table:table-cell office:value-type="string" calcext:value-type="string">
            <text:p>RP11-44L9.1,C16orf47,ZFHX3,PMFBP1,DHX38,TXNL4B,HP,DHODH,KIAA0174,ZNF821,ATXN1L,AP1G1,PHLPP2,MARVELD3,TAT,CHST4,ZNF19,ZNF23,CALB2,FTSJD1,HYDIN,</text:p>
          </table:table-cell>
        </table:table-row>
        <table:table-row table:style-name="ro1">
          <table:table-cell office:value-type="string" calcext:value-type="string">
            <text:p>OSGIN1,MLYCD,HSBP1,CDH13,MPHOSPH6,HSD17B2,SDR42E1,PLCG2,CMIP,GAN,BCMO1,PKD1L2,GCSH,C16orf46,ATMIN,CENPN,C16orf61,CDYL2,DYNLRB2,MAF,WWOX,CLEC3A,VAT1L,NUDT7,ADAMTS18,SYCE1L,MON1B,CNTNAP4,AC025287.1,TERF2IP,KARS,ADAT1,GABARAPL2,TMEM231,CHST5,CHST6,TMEM170A,CFDP1,BCAR1,CTRB1,CTRB2,ZFP1,LDHD,ZNRF1,WDR59,</text:p>
          </table:table-cell>
        </table:table-row>
        <table:table-row table:style-name="ro1">
          <table:table-cell office:value-type="string" calcext:value-type="string">
            <text:p>NTN1,PIK3R5,MFSD6L,SPDYE4,CCDC42,MYH10,NDEL1,RNF222,RPL26,KRBA2,AC135178.1,ODF4,ARHGEF15,RANGRF,SLC25A35,PFAS,CTC1,AURKB,C17orf59,TMEM107,VAMP2,PER1,HES7,ALOXE3,AC129492.6,ALOX12B,ALOX15B,GUCY2D,CNTROB,TRAPPC1,KCNAB3,CHD3,CYB5D1,LSMD1,TMEM88,KDM6B,DNAH2,EFNB3,WRAP53,TP53,ATP1B2,SHBG,SAT2,FXR2,SOX15,MPDU1,CD68,EIF4A1,SENP3,TNFSF13,TNFSF12,TNFSF12-TNFSF13,SLC35G6,ZBTB4,CHRNB1,FGF11,TMEM102,C17orf74,SPEM1,NLGN2,C17orf61,PLSCR3,TNK1,TMEM95,KCTD11,ACAP1,NEURL4,GPS2,EIF5A,YBX2,SLC2A4,CLDN7,C17orf81,CTDNEP1,GABARAP,PHF23,DVL2,ACADVL,DLG4,ASGR1,ASGR2,CLEC10A,SLC16A11,SLC16A13,BCL6B,AC040977.1,C17orf49,RNASEK,AC027763.2,TEKT1,FBXO39,XAF1,SLC13A5,C17orf100,MED31,TXNDC17,KIAA0753,PITPNM3,FAM64A,AIPL1,WSCD1,NLRP1,MIS12,DERL2,DHX33,C1QBP,AC004148.1,RPAIN,NUP88,RABEP1,C17orf87,ZNF594,USP6,ZNF232,ZFP3,GPR172B,KIF1C,INCA1,CAMTA2,SPAG7,ENO3,PFN1,RNF167,SLC25A11,GP1BA,C17orf107,CHRNE,MINK1,PLD2,PSMB6,GLTPD2,VMO1,TM4SF5,ZMYND15,CXCL16,MED11,ARRB2,AC091153.1,SMTNL2,GGT6,MYBBP1A,SPNS2,SPNS3,UBE2G1,ANKFY1,CYB5D2,ZZEF1,ATP2A3,P2RX1,CAMKK1,C17orf85,GSG2,ITGAE,P2RX5,TMEM93,TAX1BP3,CTNS,SHPK,TRPV1,TRPV3,ASPA,SPATA22,OR1E2,OR3A3,OR1E1,OR3A1,OR3A2,OR1A1,OR1A2,OR1G1,OR1D2,RAP1GAP2,KIAA0664,PAFAH1B1,METTL16,AC006435.1,MNT,SGSM2,TSR1,SRR,SMG6,HIC1,OVCA2,DPH1,RTN4RL1,RPA1,SMYD4,SERPINF1,SERPINF2,WDR81,TLCD2,PRPF8,RILP,SCARF1,SLC43A2,PITPNA,INPP5K,MYO1C,CRK,YWHAE,TUSC5,BHLHA9,ABR,TIMM22,NXN,RNMTL1,GLOD4,GEMIN4,FAM57A,VPS53,FAM101B,C17orf97,RPH3AL,DOC2B,</text:p>
          </table:table-cell>
        </table:table-row>
        <table:table-row table:style-name="ro1">
          <table:table-cell office:value-type="string" calcext:value-type="string">
            <text:p>SPECC1,AKAP10,ULK2,ALDH3A1,SLC47A2,ALDH3A2,SLC47A1,MFAP4,MAPK7,B9D1,EPN2,AC106017.3,AC106017.1,AC007952.2,AC007952.6,AC007952.1,AC007952.5,GRAP,FAM83G,SLC5A10,PRPSAP2,FAM18B1,FBXW10,TRIM16L,AC026271.7,TBC1D28,FAM106A,LGALS9C,AL353997.5,AL353997.1,EVPLL,SHMT1,SMCR8,TOP3A,SMCR7,FLII,LLGL1,ALKBH5,MYO15A,DRG2,C17orf39,ATPAF2,LRRC48,TOM1L2,SREBF1,RAI1,SMCR5,PEMT,RASD1,MED9,NT5M,COPS3,FLCN,PLD6,MPRIP,C17orf84,AC104024.2,TNFRSF13B,KRT17P1,CCDC144A,ZNF624,ZNF287,C17orf76,TRPV2,UBB,CENPV,PIGL,NCOR1,</text:p>
          </table:table-cell>
        </table:table-row>
        <table:table-row table:style-name="ro1">
          <table:table-cell office:value-type="string" calcext:value-type="string">
            <text:p>TMEM132E,C17orf102,CCL1,CCL13,CCL8,CCL11,CCL7,CCL2,ACCN1,SPACA3,TMEM98,MYO1D,CDK5R1,PSMD11,ZNF207,C17orf75,RHBDL3,RHOT1,AC090616.2,LRRC37B,SUZ12,UTP6,C17orf79,AC003101.1,RAB11FIP4,AC135724.1,NF1,EVI2A,EVI2B,OMG,RNF135,ADAP2,C17orf42,ATAD5,CRLF3,AC006050.2,TBC1D29,GOSR1,CPD,TMIGD1,BLMH,SLC6A4,NSRP1,EFCAB5,SSH2,</text:p>
          </table:table-cell>
        </table:table-row>
        <table:table-row table:style-name="ro1">
          <table:table-cell office:value-type="string" calcext:value-type="string">
            <text:p>CA10,UTP18,MBTD1,NME2,NME1,NME1-NME2,SPAG9,TOB1,WFIKKN2,LUC7L3,ANKRD40,ABCC3,CACNA1G,SPATA20,EPN3,MYCBPAP,RSAD1,CHAD,ACSF2,LRRC59,EME1,MRPL27,XYLT2,TMEM92,COL1A1,SGCA,SAMD14,PDK2,ITGA3,DLX3,DLX4,TAC4,KAT7,FAM117A,SLC35B1,SPOP,NXPH3,NGFR,PHB,ZNF652,PHOSPHO1,ABI3,GNGT2,B4GALNT2,IGF2BP1,GIP,SNF8,UBE2Z,ATP5G1,CALCOCO2,TTLL6,HOXB13,PRAC,HOXB9,HOXB8,HOXB7,HOXB6,HOXB5,HOXB4,HOXB3,HOXB2,SKAP1,SNX11,CBX1,NFE2L1,COPZ2,CDK5RAP3,PRR15L,PNPO,SP2,SP6,SCRN2,LRRC46,MRPL10,OSBPL7,TBX21,TBKBP1,KPNB1,NPEPPS,AC040934.1,C17orf57,MYL4,CDC27,RPRML,GOSR2,WNT9B,WNT3,NSF,ARL17A,LRRC37A2,ARL17B,AC217773.1,KIAA1267,STH,MAPT,AC217771.1,CRHR1,C17orf69,AC091132.1,AC091132.2,PLEKHM1,ARHGAP27,MAP3K14,C17orf46,FMNL1,HEXIM2,HEXIM1,ACBD4,PLCD3,NMT1,DCAKD,C1QL1,KIF18B,GFAP,FAM187A,CCDC103,EFTUD2,HIGD1B,GJC1,ADAM11,DBF4B,CCDC43,C17orf104,FZD2,GPATCH8,ITGA2B,FAM171A2,GRN,SLC25A39,RUNDC3A,AC003102.1,SLC4A1,UBTF,ATXN7L3,TMUB2,C17orf65,ASB16,C17orf53,HDAC5,G6PC3,LSM12,TMEM101,NAGS,PYY,PPY,MPP2,CD300LG,MPP3,C17orf105,DUSP3,SOST,MEOX1,ETV4,DHX8,ARL4D,AC087650.1,TMEM106A,NBR1,NBR2,BRCA1,RND2,VAT1,IFI35,RUNDC1,AARSD1,AOC3,AOC2,PSME3,BECN1,CNTD1,CCDC56,WNK4,VPS25,RAMP2,AC100793.1,HMGN2P42,EZH1,CNTNAP1,CCR10,PLEKHH3,TUBG2,TUBG1,FAM134C,PSMC3IP,MLX,COASY,HSD17B1,HSD17B1P1,NAGLU,ATP6V0A1,PTRF,STAT3,STAT5A,STAT5B,GHDC,HCRT,KCNH4,RAB5C,HSPB9,KAT2A,DHX58,ZNF385C,NKIRAS2,DNAJC7,CNP,AC091172.1,ACLY,KLHL11,KLHL10,NT5C3L,FKBP10,LEPREL4,JUP,HAP1,GAST,EIF1,KRT17,KRT16,KRT14,KRT9,KRT19,KRT15,KRT13,KRT36,KRT35,KRT32,KRT38,KRT37,KRT31,KRT34,KRT33B,KRT33A,KRTAP17-1,KRTAP16-1,KRTAP29-1,KRTAP9-7,KRTAP9-6,KRTAP9-9,KRTAP9-4,KRTAP9-8,KRTAP9-3,KRTAP9-2,KRTAP9-1,KRTAP4-1,KRTAP4-2,KRTAP4-3,KRTAP4-4,KRTAP4-5,KRTAP4-6,KRTAP4-12,KRTAP4-11,KRTAP4-9,AC100808.7,KRTAP4-8,KRTAP4-7,KRTAP2-4,KRTAP2-3,KRTAP2-2,KRTAP2-1,KRTAP1-1,KRTAP1-3,KRTAP1-4,KRTAP1-5,KRTAP3-1,KRTAP3-2,KRTAP3-3,KRT40,KRT39,KRT23,KRT20,KRT12,TMEM99,KRT10,KRT28,KRT27,KRT26,KRT25,KRT24,KRT222,SMARCE1,CCR7,TNS4,IGFBP4,TOP2A,GJD3,RARA,CDC6,WIPF2,RAPGEFL1,CASC3,MSL1,NR1D1,THRA,MED24,CSF3,PSMD3,GSDMA,LRRC3C,ORMDL3,GSDMB,ZPBP2,IKZF3,GRB7,C17orf37,ERBB2,PGAP3,PNMT,TCAP,STARD3,PPP1R1B,AC087491.2,NEUROD2,CDK12,MED1,FBXL20,STAC2,RPL19,CACNB1,ARL5C,PLXDC1,FBXO47,LASP1,RPL23,C17orf98,CWC25,PIP4K2B,PSMB3,AC006449.1,PCGF2,CISD3,MLLT6,C17orf96,SRCIN1,ARHGAP23,SOCS7,GPR179,MRPL45,RP11-1407O15.2,TBC1D3,TBC1D3F,HNF1B,DDX52,SYNRG,DUSP14,TADA2A,C17orf78,ACACA,AATF,LHX1,</text:p>
          </table:table-cell>
        </table:table-row>
        <table:table-row table:style-name="ro1">
          <table:table-cell office:value-type="string" calcext:value-type="string">
            <text:p>MARCH10,MRC2,TLK2,METTL2A,EFCAB3,AC053481.1,MED13,INTS2,BRIP1,NACA2,TBX4,C17orf82,TBX2,BCAS3,PPM1D,APPBP2,C17orf64,USP32,CA4,HEATR6,AC005702.1,RNFT1,RPS6KB1,TUBD1,VMP1,PTRH2,CLTC,DHX40,YPEL2,GDPD1,SMG8,PRR11,SKA2,TRIM37,PPM1E,</text:p>
          </table:table-cell>
        </table:table-row>
        <table:table-row table:style-name="ro1">
          <table:table-cell office:value-type="string" calcext:value-type="string">
            <text:p>KCNJ2,KCNJ16,MAP2K6,ABCA5,ABCA10,ABCA6,ABCA9,ABCA8,FAM20A,PRKAR1A,WIPI1,ARSG,SLC16A6,AMZ2,KPNA2,C17orf58,BPTF,NOL11,PITPNC1,PSMD12,HELZ,CACNG1,AC005544.1,CACNG4,CACNG5,PRKCA,APOH,CEP112,AXIN2,RGS9,GNA13,AC037487.1,LRRC37A3,AC103810.3,AC103810.1,AC103810.2,SMURF2,CEP95,DDX5,POLG2,TEX2,ERN1,ICAM2,C17orf72,SCN4A,CD79B,</text:p>
          </table:table-cell>
        </table:table-row>
        <table:table-row table:style-name="ro1">
          <table:table-cell office:value-type="string" calcext:value-type="string">
            <text:p>AC139099.1,METRNL,B3GNTL1,ZNF750,TBCD,FN3K,FN3KRP,RAB40B,WDR45L,FOXK2,NARF,C17orf62,HEXDC,C17orf101,UTS2R,TEX19,SECTM1,CD7,CSNK1D,SLC16A3,CCDC57,FASN,DUS1L,GPS1,RFNG,DCXR,RAC3,LRRC45,STRA13,ASPSCR1,NOTUM,MYADML2,PYCR1,MAFG,SIRT7,PCYT2,NPB,ANAPC11,THOC4,ARHGDIA,P4HB,DYSFIP1,AC174470.1,FAM195B,GCGR,SLC25A10,HGS,ARL16,CCDC137,C17orf90,PDE6G,TSPAN10,NPLOC4,C17orf70,FSCN2,ACTG1,AC110285.1,TMEM105,C17orf55,SLC38A10,C17orf89,C17orf56,AZI1,AATK,BAIAP2,AC127496.3,AC127496.1,CHMP6,RPTOR,NPTX1,ENDOV,RNF213,SLC26A11,SGSH,CARD14,EIF4A3,GAA,CCDC40,TBC1D16,CBX4,CBX8,CBX2,ENPP7,AC105337.1,RBFOX3,ENGASE,C1QTNF1,AC073624.1,CANT1,LGALS3BP,AC100788.1,TIMP2,USP36,CYTH1,DNAH17,PGS1,SOCS3,AC087645.1,TMEM235,BIRC5,AFMID,TK1,SYNGR2,C17orf99,TMC8,TMC6,AC021593.1,TNRC6C,AC015804.1,SEPT9,AC111170.2,AC111170.3,SEC14L1,MGAT5B,MFSD11,SRSF2,METTL23,JMJD6,MXRA7,ST6GALNAC1,ST6GALNAC2,AC090699.1,PRCD,CYGB,RHBDF2,AANAT,UBE2O,SPHK1,PRPSAP1,QRICH2,FAM100B,RNF157,FOXJ1,EXOC7,ZACN,GALR2,SRP68,EVPL,CDK3,</text:p>
          </table:table-cell>
        </table:table-row>
        <table:table-row table:style-name="ro1">
          <table:table-cell office:value-type="string" calcext:value-type="string">
            <text:p>C18orf45,CABLES1,RBBP8,CTAGE1,RP11-863N1.2,GATA6,MIB1,ABHD3,SNRPD1,ESCO1,GREB1L,ROCK1,</text:p>
          </table:table-cell>
        </table:table-row>
        <table:table-row table:style-name="ro1">
          <table:table-cell office:value-type="string" calcext:value-type="string">
            <text:p>TIMM44,CTXN1,SNAPC2,MAP2K7,AC010336.2,LRRC8E,AC010336.1,EVI5L,CLEC4M,CD209,CLEC4G,FCER2,TRAPPC5,C19orf59,RETN,STXBP2,PCP2,C19orf79,XAB2,KIAA1543,PNPLA6,MCOLN1,ZNF358,C19orf45,PEX11G,ARHGEF18,INSR,ZNF557,MBD3L3,MBD3L2,MBD3L4,MBD3L5,AC010606.1,AC025278.1,EMR1,VAV1,SH2D3A,TRIP10,GPR108,C3,TNFSF14,CD70,TNFSF9,TUBB4,DENND1C,CRB3,SLC25A23,SLC25A41,KHSRP,GTF2F1,PSPN,ALKBH7,CLPP,ACER1,MLLT1,ACSBG2,RFX2,RANBP3,CAPS,VMAC,NDUFA11,FUT5,FUT3,FUT6,NRTN,DUS3L,PRR22,TMEM146,LONP1,RPL36,HSD11B1L,C19orf70,SAFB,SAFB2,ZNRF4,PTPRS,KDM4B,UHRF1,ARRDC5,PLIN3,TICAM1,FEM1A,AC005594.1,DPP9,C19orf10,TNFAIP8L1,SEMA6B,LRG1,PLIN5,PLIN4,AC011498.1,UBXN6,CHAF1A,SH3GL1,MPND,STAP2,FSD1,TMIGD2,SHD,CCDC94,EBI3,ANKRD24,SIRT6,CREB3L3,MAP2K2,ZBTB7A,AC016586.1,PIAS4,EEF2,DAPK3,ITGB1BP3,ATCAY,ZFR2,MATK,RAX2,MRPL54,APBA3,TJP3,PIP5K1C,C19orf29OS,TBXA2R,GIPC3,HMG20B,C19orf28,C19orf71,FZR1,DOHH,C19orf77,NFIC,CELF5,NCLN,S1PR4,GNA15,GNA11,AES,TLE2,TLE6,ZNF77,ZNF57,ZNF556,ZNF555,ZNF554,THOP1,SGTA,SLC39A3,DIRAS1,AC104537.1,GNG7,GADD45B,LMNB2,TIMM13,TMPRSS9,AC004410.1,LSM7,LINGO3,C19orf35,OAZ1,JSRP1,AMH,SF3A2,PLEKHJ1,DOT1L,AP3D1,IZUMO4,MOBKL2A,MKNK2,BTBD2,CSNK1G2,C19orf34,SCAMP4,ADAT3,FAM108A1,KLF16,REXO1,ATP8B3,ONECUT3,TCF3,UQCR11,MEX3D,ADAMTSL5,REEP6,PCSK4,C19orf25,RPS15,DAZAP1,GAMT,NDUFS7,MUM1,EFNA2,AC004258.1,C19orf24,CIRBP,MIDN,ATP5D,C19orf26,STK11,SBNO2,GPX4,POLR2E,HMHA1,ABCA7,CNN2,C19orf6,GRIN3B,WDR18,ARID3A,KISS1R,C19orf22,MED16,CFD,ELANE,PRTN3,AZU1,AC006273.1,PTBP1,C19orf21,PALM,PRSS57,FSTL3,RNF126,FGF22,POLRMT,HCN2,BSG,GZMM,CDC34,C19orf20,MADCAM1,ODF3L2,SHC2,C2CD4C,THEG,MIER2,PPAP2C,AC010507.1,OR4F17,FAM138F,AC008993.1,</text:p>
          </table:table-cell>
        </table:table-row>
        <table:table-row table:style-name="ro1">
          <table:table-cell office:value-type="string" calcext:value-type="string">
            <text:p>ZNF69,ZNF439,ZNF440,ZNF491,ZNF441,ZNF823,ZNF627,ACP5,ELOF1,CNN1,ECSIT,ZNF653,ELAVL3,PRKCSH,CCDC151,RGL3,EPOR,C19orf39,AC024575.1,CCDC159,TMEM205,RAB3D,TSPAN16,C19orf80,DOCK6,KANK2,SPC24,LDLR,SMARCA4,C19orf52,YIPF2,CARM1,C19orf38,TMED1,DNM2,QTRT1,ILF3,AC011475.1,SLC44A2,AP1M2,CDKN2D,KRI1,ATG4D,S1PR5,KEAP1,PDE4A,CDC37,TYK2,ICAM3,RAVER1,FDX1L,ZGLP1,ICAM5,ICAM4,ICAM1,MRPL4,S1PR2,DNMT1,EIF3G,P2RY11,PPAN,PPAN-P2RY11,ANGPTL6,C19orf66,RDH8,COL5A3,OLFM2,</text:p>
          </table:table-cell>
        </table:table-row>
        <table:table-row table:style-name="ro1">
          <table:table-cell office:value-type="string" calcext:value-type="string">
            <text:p>OR7A17,OR7A2P,OR7A10,OR7A5,OR7C1,EMR2,ZNF333,EMR3,CLEC17A,NDUFB7,TECR,DNAJB1,AC012318.1,GIPC1,PTGER1,PKN1,DDX39A,CD97,LPHN1,ASF1B,PRKACA,SAMD1,C19orf67,AC022098.1,PALM3,IL27RA,RLN3,RFX1,DCAF15,PODNL1,CC2D1A,C19orf57,NANOS3,ZSWIM4,AC008686.1,C19orf53,MRI1,CCDC130,CACNA1A,IER2,STX10,NACC1,TRMT1,LYL1,NFIX,DAND5,GADD45GIP1,RAD23A,CALR,FARSA,SYCE2,GCDH,</text:p>
          </table:table-cell>
        </table:table-row>
        <table:table-row table:style-name="ro1">
          <table:table-cell office:value-type="string" calcext:value-type="string">
            <text:p>CERS1,GDF1,UPF1,COMP,CRTC1,KLHL26,TMEM59L,CRLF1,C19orf60,UBA52,C19orf50,FKBP8,ELL,ISYNA1,SSBP4,LRRC25,GDF15,PGPEP1,LSM4,JUND,KIAA1683,PDE4C,RAB3A,MPV17L2,IFI30,PIK3R2,MAST3,IL12RB1,ARRDC2,KCNN1,CCDC124,SLC5A5,RPL18A,JAK3,INSL3,B3GNT3,FCHO1,MAP1S,UNC13A,GLT25D1,FAM129C,PGLS,SLC27A1,NXNL1,TMEM221,FAM125A,BST2,PLVAP,GTPBP3,ANO8,DDA1,MRPL34,ABHD8,ANKLE1,BABAM1,USHBP1,NR2F6,OCEL1,USE1,MYO9B,HAUS8,CPAMD8,F2RL3,SIN3B,NWD1,TMEM38A,C19orf42,MED26,SLC35E1,CHERP,C19orf44,CALR3,EPS15L1,KLF2,AP1M1,FAM32A,CIB3,HSH2D,RAB8A,TPM4,AC004790.1,OR10H4,CYP4F11,CYP4F2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MKN,KRTDAP,FFAR2,AC002511.1,GPR42,FFAR3,FFAR1,CD22,MAG,HAMP,USF2,LSR,FAM187B,FXYD5,FXYD7,FXYD1,LGI4,FXYD3,AC020907.1,AC020907.3,HPN,SCN1B,GRAMD1A,ZNF792,ZNF30,ZNF599,ZNF181,ZNF302,SCGBL,</text:p>
          </table:table-cell>
        </table:table-row>
        <table:table-row table:style-name="ro1">
          <table:table-cell office:value-type="string" calcext:value-type="string">
            <text:p>C19orf69,ATP5SL,B3GNT8,BCKDHA,EXOSC5,TMEM91,CTC-435M10.3,B9D2,TGFB1,CCDC97,HNRNPUL1,AXL,CYP2S1,CYP2F1,CYP2A13,CYP2A7P1,CYP2B6,AC008537.4,AC008537.2,AC008537.1,CYP2A6,EGLN2,RAB4B,SNRPA,C19orf54,ITPKC,ADCK4,NUMBL,LTBP4,SHKBP1,SPTBN4,BLVRB,SERTAD3,SERTAD1,PRX,HIPK4,PLD3,C19orf47,AC118344.1,AKT2,CNTD2,TTC9B,MAP3K10,ZNF780A,ZNF780B,ZNF546,PSMC4,FCGBP,FBL,DYRK1B,LEUTX,CLC,LGALS14,LGALS16,LGALS13,EID2,EID2B,AC011500.1,DLL3,TIMM50,SUPT5H,AC011500.2,RPS16,PLEKHG2,ZFP36,MED29,PAF1,SAMD4B,GMFG,LRFN1,IL29,IL28A,IL28B,SYCN,NCCRP1,PAK4,AC011443.1,FBXO27,FBXO17,MRPS12,NFKBIB,SIRT2,RINL,HNRNPL,ECH1,LGALS4,LGALS7B,CAPN12,ACTN4,EIF3K,MAP4K1,RYR1,RASGRP4,FAM98C,SPRED3,GGN,PSMD8,CATSPERG,KCNK6,C19orf33,YIF1B,SPINT2,PPP1R14A,DPF1,SIPA1L3,WDR87,ZNF573,ZNF607,ZNF781,ZFP30,ZNF540,ZNF571,AC022148.1,ZNF793,</text:p>
          </table:table-cell>
        </table:table-row>
        <table:table-row table:style-name="ro1">
          <table:table-cell office:value-type="string" calcext:value-type="string">
            <text:p>C19orf63,FAM71E1,MYBPC2,SPIB,POLD1,NR1H2,NAPSA,KCNC3,MYH14,IZUMO2,ZNF473,VRK3,SIGLEC16,SIGLEC11,ATF5,NUP62,IL4I1,TBC1D17,AKT1S1,PNKP,PTOV1,MED25,FUZ,AP2A1,TSKS,CPT1C,C19orf76,PRMT1,BCL2L12,IRF3,SCAF1,RRAS,PRR12,PRRG2,NOSIP,RCN3,FCGRT,RPS11,RPL13A,FLT3LG,ALDH16A1,PIH1D1,SLC17A7,PTH2,CCDC155,DKKL1,TEAD2,CD37,AC011450.1,SLC6A16,TRPM4,HRC,PPFIA3,C19orf73,LIN7B,SNRNP70,KCNA7,NTF4,AC008687.1,CGB7,CGB1,CGB5,CGB2,LHB,RUVBL2,GYS1,FTL,BAX,DHDH,NUCB1,TULP2,PPP1R15A,PLEKHA4,HSD17B14,BCAT2,FGF21,FUT1,IZUMO1,RASIP1,MAMSTR,FUT2,NTN5,CA11,DBP,SPHK2,RPL18,SPACA4,FAM83E,SULT2B1,LMTK3,CYTH2,KCNJ14,GRWD1,GRIN2D,KDELR1,SYNGR4,TMEM143,EMP3,CCDC114,ZNF114,CARD8,C19orf68,LIG1,PLA2G4C,CABP5,ELSPBP1,BSPH1,SULT2A1,CRX,TPRX1,AC008745.1,GLTSCR2,EHD2,GLTSCR1,ZNF541,NAPA,KPTN,SLC8A2,MEIS3,DHX34,GPR77,C5AR1,PRR24,AC008532.1,CCDC9,BBC3,SAE1,ZC3H4,TMEM160,NPAS1,ARHGAP35,AP2S1,SLC1A5,FKRP,STRN4,PRKD2,DACT3,GNG8,PTGIR,CALM3,AC011551.1,AC011484.1,PNMAL2,PNMAL1,CCDC8,PPP5C,HIF3A,IGFL1,IGFL2,IGFL3,IGFL4,PGLYRP1,CCDC61,NOVA2,NANOS2,MYPOP,IRF2BP1,FOXA3,SYMPK,RSPH6A,DMWD,DMPK,SIX5,AC074212.3,FBXO46,QPCTL,SNRPD2,GIPR,EML2,GPR4,OPA3,VASP,PPM1N,RTN2,FOSB,ERCC1,CD3EAP,PPP1R13L,ERCC2,KLC3,CKM,MARK4,EXOC3L2,BLOC1S3,TRAPPC6A,NKPD1,LRRC68,GEMIN7,ZNF296,CLASRP,RELB,CLPTM1,APOC2,APOC4,AC011481.1,APOC1,APOE,TOMM40,PVRL2,BCAM,CBLC,BCL3,CEACAM16,CEACAM19,IGSF23,ZNF180,</text:p>
          </table:table-cell>
        </table:table-row>
        <table:table-row table:style-name="ro1">
          <table:table-cell office:value-type="string" calcext:value-type="string">
            <text:p>PDYN,SIRPA,SIRPG,SIRPB1,SIRPD,SIRPB2,NSFL1C,FKBP1A,AL136531.1,SDCBP2,SNPH,RAD21L1,C20orf202,C20orf46,PSMF1,RSPO4,ANGPT4,FAM110A,C20orf54,SCRT2,AL121758.1,SRXN1,TCF15,CSNK2A1,TBC1D20,RBCK1,TRIB3,NRSN2,SOX12,ZCCHC3,C20orf96,DEFB132,DEFB129,DEFB128,DEFB127,DEFB126,DEFB125,</text:p>
          </table:table-cell>
        </table:table-row>
        <table:table-row table:style-name="ro1">
          <table:table-cell office:value-type="string" calcext:value-type="string">
            <text:p>SNTA1,CDK5RAP1,BPIFB1,BPIFA1,BPIFA3,BPIFA2,BPIFB4,BPIFB3,BPIFB6,BPIFB2,SUN5,EFCAB8,MAPRE1,DNMT3B,COMMD7,RP11-410N8.4,C20orf112,ASXL1,KIF3B,POFUT1,PLAGL2,TM9SF4,HCK,C20orf160,XKR7,PDRG1,TTLL9,DUSP15,FOXS1,MYLK2,TPX2,BCL2L1,COX4I2,ID1,HM13,REM1,DEFB124,DEFB123,DEFB121,DEFB119,DEFB118,DEFB117,DEFB116,DEFB115,FRG1B,FAM182A,FAM182B,ZNF337,NANP,NINL,GINS1,ABHD12,PYGB,ENTPD6,VSX1,ACSS1,C20orf3,CST7,SYNDIG1,GGTLC1,CST5,CST2,CST1,CST4,CST3,CST9,CST9L,CST9LP1,CST8,CST11,CSTL1,NAPB,GZF1,NXT1,CD93,THBD,SSTR4,FOXA2,PAX1,NKX2-2,NKX2-4,XRN2,RALGAPA2,INSM1,C20orf26,CRNKL1,NAA20,RIN2,SLC24A3,C20orf79,C20orf78,DTD1,SEC23B,RBBP9,POLR3F,C20orf12,ZNF133,CSRP2BP,AL050321.1,OVOL2,C20orf72,SNX5,BANF2,RRBP1,DSTN,BFSP1,PCSK2,OTOR,SNRPB2,KIF16B,MACROD2,FLRT3,SEL1L2,ESF1,TASP1,ISM1,SPTLC3,BTBD3,C20orf61,C20orf187,JAG1,C20orf94,MKKS,SNAP25,ANKRD5,PAK7,C20orf103,PLCB4,PLCB1,TMX4,HAO1,BMP2,FERMT1,LRRN4,CRLS1,MCM8,TRMT6,CHGB,C20orf196,GPCPD1,PROKR2,PCNA,C20orf30,</text:p>
          </table:table-cell>
        </table:table-row>
        <table:table-row table:style-name="ro1">
          <table:table-cell office:value-type="string" calcext:value-type="string">
            <text:p>KCNB1,ZNFX1,DDX27,STAU1,CSE1L,ARFGEF2,PREX1,SULF2,NCOA3,ZMYND8,EYA2,SLC2A10,TP53RK,SLC13A3,C20orf123,ZNF334,ELMO2,SLC35C2,CDH22,CD40,NCOA5,SLC12A5,MMP9,ZNF335,PCIF1,PLTP,CTSA,NEURL2,C20orf165,ZSWIM1,ZSWIM3,ACOT8,SNX21,TNNC2,UBE2C,DNTTIP1,WFDC3,AL050348.1,SPINT4,WFDC13,WFDC10B,WFDC11,WFDC10A,WFDC9,WFDC8,SPINLW1,SPINLW1-WFDC6,SPINT3,WFDC2,PIGT,DBNDD2,TP53TG5,SYS1,SDC4,RBPJL,MATN4,SLPI,SEMG2,SEMG1,PI3,WFDC12,WFDC5,KCNS1,STK4,TOMM34,PABPC1L,YWHAB,RIMS4,KCNK15,WISP2,ADA,PKIG,SERINC3,TTPAL,C20orf62,HNF4A,R3HDML,FITM2,GDAP1L1,C20orf111,JPH2,TOX2,GTSF1L,MYBL2,IFT52,SGK2,L3MBTL1,SRSF6,PTPRT,CHD6,EMILIN3,LPIN3,ZHX3,PLCG1,TOP1,MAFB,</text:p>
          </table:table-cell>
        </table:table-row>
        <table:table-row table:style-name="ro1">
          <table:table-cell office:value-type="string" calcext:value-type="string">
            <text:p>CHRNA4,COL20A1,ARFGAP1,NKAIN4,BIRC7,YTHDF1,BHLHE23,SLC17A9,C20orf11,DIDO1,TCFL5,COL9A3,OGFR,C20orf20,NTSR1,C20orf90,SLCO4A1,RP11-93B14.6,C20orf166,GATA5,C20orf151,CABLES2,RPS21,LAMA5,ADRM1,OSBPL2,AL078633.1,HRH3,GTPBP5,SS18L1,PSMA7,LSM14B,TAF4,RP11-429E11.3,CDH4,C20orf197,CDH26,C20orf177,PPP1R3D,SYCP2,PHACTR3,EDN3,ZNF831,SLMO2,ATP5E,TUBB1,CTSZ,TH1L,GNAS,NPEPL1,STX16,APCDD1L,VAPB,RAB22A,PPP4R1L,ANKRD60,C20orf85,PMEPA1,ZBP1,PCK1,CTCFL,RBM38,MTRNR2L3,RAE1,SPO11,BMP7,TFAP2C,C20orf107,C20orf106,GCNT7,C20orf43,CASS4,CSTF1,AURKA,C20orf108,MC3R,CBLN4,DOK5,PFDN4,CYP24A1,BCAS1,ZNF217,AL354993.1,TSHZ2,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UNX1,CLIC6,RCAN1,KCNE1,AP000322.53,AP000322.54,FAM165B,KCNE2,SLC5A3,MRPS6,ATP5O,ITSN1,CRYZL1,AP000304.12,DONSON,GART,DNAJC28,TMEM50B,IFNGR2,IFNAR1,IL10RB,AP000295.9,IFNAR2,C21orf54,OLIG1,OLIG2,C21orf62,C21orf49,GCFC1,SYNJ1,</text:p>
          </table:table-cell>
        </table:table-row>
        <table:table-row table:style-name="ro1">
          <table:table-cell office:value-type="string" calcext:value-type="string">
            <text:p>POFUT2,ADARB1,C21orf70,C21orf67,ITGB2,PTTG1IP,SUMO3,UBE2G2,KRTAP10-12,KRTAP12-1,KRTAP12-2,KRTAP12-3,KRTAP12-4,KRTAP10-11,KRTAP10-10,KRTAP10-9,KRTAP10-8,KRTAP10-7,KRTAP10-6,KRTAP10-5,KRTAP10-4,KRTAP10-3,KRTAP10-2,C21orf90,TSPEAR,LRRC3,TRPM2,C21orf2,PFKL,AIRE,DNMT3L,ICOSLG,C21orf33,AP001055.7,PWP2,TRAPPC10,AGPAT3,RRP1,CSTB,PDXK,RRP1B,HSF2BP,SIK1,CRYAA,AP001631.10,U2AF1,CBS,PKNOX1,NDUFV3,WDR4,PDE9A,SLC37A1,RSPH1,UBASH3A,TMPRSS3,TFF1,TFF2,TFF3,ABCG1,UMODL1,C21orf128,ZNF295,AP001619.1,C2CD2,PRDM15,RIPK4,TMPRSS2,MX1,MX2,FAM3B,BACE2,DSCAM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R11H1,POTEH,AP000525.1,</text:p>
          </table:table-cell>
        </table:table-row>
        <table:table-row table:style-name="ro1">
          <table:table-cell office:value-type="string" calcext:value-type="string">
            <text:p>LARGE,SYN3,TIMP3,</text:p>
          </table:table-cell>
        </table:table-row>
        <table:table-row table:style-name="ro1">
          <table:table-cell office:value-type="string" calcext:value-type="string">
            <text:p>FAM19A5,CTA-299D3.8,LL22NC03-75H12.2,TBC1D22A,CERK,GRAMD4,</text:p>
          </table:table-cell>
        </table:table-row>
        <table:table-row table:style-name="ro1">
          <table:table-cell office:value-type="string" calcext:value-type="string">
            <text:p>RP11-706O15.1,PRKX,MXRA5,CXorf28,ARSF,ARSH,ARSE,ARSD,GYG2,XG,CD99,ZBED1,DHRSX,ASMT,AKAP17A,P2RY8,ASMTL,SLC25A6,IL3RA,CSF2RA,CRLF2,SHOX,PPP2R3B,GTPBP6,PLCXD1,</text:p>
          </table:table-cell>
        </table:table-row>
        <table:table-row table:style-name="ro1">
          <table:table-cell office:value-type="string" calcext:value-type="string">
            <text:p>DMD,FTHL17,TAB3,GK,CXorf21,NR0B1,MAGEB1,MAGEB4,MAGEB3,MAGEB2,IL1RAPL1,DCAF8L1,MAGEB10,MAGEB5,MAGEB6,MAGEB18,ARX,POLA1,PCYT1B,PDK3,ZFX,EIF2S3,KLHL15,CXorf58,APOO,SAT1,ACOT9,PRDX4,PTCHD1,DDX53,ZNF645,PHEX,SMS,YY2,MBTPS2,SMPX,KLHL34,CNKSR2,RPS6KA3,EIF1AX,MAP7D2,CXorf23,SH3KBP1,MAP3K15,PDHA1,GPR64,PHKA2,PPEF1,RS1,CDKL5,SCML2,BEND2,RAI2,SCML1,NHS,REPS2,RBBP7,TXLNG,SYAP1,S100G,CTPS2,MAGEB17,GRPR,AP1S2,ZRSR2,CA5B,TMEM27,ACE2,BMX,PIR,FIGF,PIGA,ASB11,ASB9,MOSPD2,FANCB,GLRA2,GEMIN8,GPM6B,OFD1,TRAPPC2,RAB9A,TCEANC,EGFL6,ATXN3L,FAM9C,TMSB4X,TLR8,TLR7,PRPS2,FRMPD4,MSL3,AMELX,ARHGAP6,HCCS,MID1,CLCN4,WWC3,AC002365.1,SHROOM2,GPR143,TBL1X,FAM9B,FAM9A,KAL1,VCX3B,VCX2,PNPLA4,STS,HDHD1,</text:p>
          </table:table-cell>
        </table:table-row>
        <table:table-row table:style-name="ro1">
          <table:table-cell office:value-type="string" calcext:value-type="string">
            <text:p>CXorf22,MAGEB16,FAM47B,TMEM47,FAM47A,DMD,</text:p>
          </table:table-cell>
        </table:table-row>
        <table:table-row table:style-name="ro1">
          <table:table-cell office:value-type="string" calcext:value-type="string">
            <text:p>ZXDA,ZXDB,FAAH2,SPIN2A,SPIN2B,SPIN3,UBQLN2,KLF8,AL353698.1,RRAGB,FOXR2,USP51,MAGEH1,PAGE3,PAGE5,MTRNR2L10,FAM104B,PAGE2,PAGE2B,ALAS2,APEX2,PFKFB1,TRO,MAGED2,ITIH5L,GNL3L,FGD1,TSR2,WNK3,FAM120C,PHF8,HUWE1,HSD17B10,RIBC1,SMC1A,IQSEC2,KDM5C,TSPYL2,GPR173,FAM156A,FAM156B,XAGE3,XAGE5,SPANXN5,SSX2B,SSX7,XAGE1E,XAGE1D,XAGE1C,XAGE2,XAGE1A,XAGE1B,XAGE2B,RP11-363G10.2,MAGED4,MAGED4B,RP11-114H20.1,MAGED1,GSPT2,NUDT11,CXorf67,NUDT10,BMP15,SHROOM4,CCNB3,AKAP4,CLCN5,PAGE4,PAGE1,GAGE4,GAGE1,GAGE2A,GAGE12H,GAGE12G,GAGE12F,GAGE12E,GAGE12D,GAGE12C,GAGE12B,GAGE2B,GAGE2C,GAGE12I,GAGE2D,GAGE2E,GAGE13,GAGE12J,GAGE10,PPP1R3F,FOXP3,CCDC22,CACNA1F,SYP,PRICKLE3,PLP2,MAGIX,GPKOW,WDR45,PRAF2,AF196779.12,CCDC120,TFE3,GRIPAP1,KCND1,OTUD5,PIM2,SLC35A2,PQBP1,TIMM17B,PCSK1N,ERAS,HDAC6,GATA1,GLOD5,SUV39H1,WAS,WDR13,RBM3,AC115618.1,TBC1D25,EBP,PORCN,FTSJ1,SLC38A5,SSX4B,SSX3,SSX9,SSX1,SSX5,SPACA5B,SSX6,ZNF630,ZNF182,ZNF81,UXT,ELK1,CFP,TIMP1,SYN1,ARAF,CXorf24,ZNF41,ZNF157,USP11,CDK16,UBA1,INE1,RBM10,NDUFB11,RGN,PHF16,CXorf31,RP2,SLC9A7,CHST7,ZNF674,ZNF673,CXorf36,KDM6A,DUSP21,FUNDC1,EFHC2,NDP,MAOB,MAOA,GPR82,GPR34,CASK,NYX,DDX3X,USP9X,MED14,CXorf38,ATP6AP2,BCOR,MID1IP1,TSPAN7,OTC,RPGR,SRPX,SYTL5,CXorf27,DYNLT3,CYBB,XK,LANCL3,PRRG1,RP5-972B16.2,FAM47C,</text:p>
          </table:table-cell>
        </table:table-row>
        <table:table-row table:style-name="ro1">
          <table:table-cell office:value-type="string" calcext:value-type="string">
            <text:p>EDA2R,HEPH,VSIG4,</text:p>
          </table:table-cell>
        </table:table-row>
        <table:table-row table:style-name="ro1">
          <table:table-cell office:value-type="string" calcext:value-type="string">
            <text:p>ZDHHC15,UPRT,ABCB7,KIAA2022,RLIM,SLC16A2,ZCCHC13,BMP2KL,CHIC1,CDX4,NAP1L2,NAP1L6,PABPC1L2A,PABPC1L2B,NCRNA00246A,AL353999.2,DMRTC1,DMRTC1B,PHKA1,HDAC8,CITED1,RPS4X,ERCC6L,PIN4,NHSL2,RGAG4,CXCR3,ACRC,OGT,TAF1,ITGB1BP2,NONO,ZMYM3,GJB1,NLGN3,MED12,IL2RG,CXorf65,FOXO4,SNX12,SLC7A3,TEX11,DLG3,GDPD2,KIF4A,PDZD11,RAB41,ARR3,P2RY4,AWAT1,DGAT2L6,IGBP1,OTUD6A,AWAT2,EDA,FAM155B,PJA1,EFNB1,</text:p>
          </table:table-cell>
        </table:table-row>
        <table:table-row table:style-name="ro1">
          <table:table-cell office:value-type="string" calcext:value-type="string">
            <text:p>ZCCHC5,CYSLTR1,TAF9B,PGK1,PGAM4,ATP7A,COX7B,MAGT1,ATRX,</text:p>
          </table:table-cell>
        </table:table-row>
        <table:table-row table:style-name="ro1">
          <table:table-cell office:value-type="string" calcext:value-type="string">
            <text:p>POF1B,ZNF711,SATL1,APOOL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PA4,DIAPH2,</text:p>
          </table:table-cell>
        </table:table-row>
        <table:table-row table:style-name="ro1">
          <table:table-cell office:value-type="string" calcext:value-type="string">
            <text:p>RNF128,CXorf57,MUM1L1,SERPINA7,NRK,IL1RAPL2,TEX13A,ESX1,FAM199X,MCART6,H2BFM,H2BFWT,RAB9B,PLP1,TMEM31,GLRA4,MORF4L2,TCEAL1,TCEAL3,TCEAL4,RAB40A,NGFRAP1,WBP5,TCEAL7,BEX2,TCEAL5,TCEAL8,BEX4,NXF3,BEX1,RAB40AL,BHLHB9,GPRASP2,GPRASP1,ARMCX5,TMSB15A,RP11-353J17.2,NXF2B,LL0XNC01-19D8.1,RP1-158I15.2,BEX5,TCEAL6,TCEAL2,ZMAT1,NXF5,ARMCX2,ARMCX3,ARMCX6,ARMCX1,ARMCX4,HNRNPH2,GLA,RP1-164F3.9,RPL36A,BTK,TIMM8A,TAF7L,DRP2,CENPI,TMEM35,TRMT2B,ARL13A,XKRX,NOX1,CSTF2,</text:p>
          </table:table-cell>
        </table:table-row>
        <table:table-row table:style-name="ro1">
          <table:table-cell office:value-type="string" calcext:value-type="string">
            <text:p>ALG13,DCX,CAPN6,PAK3,CHRDL1,RGAG1,GNG5P2,AMMECR1,TMEM164,AL138968.1,ACSL4,KCNE1L,NXT2,GUCY2F,IRS4,COL4A5,RP6-149D17.1,COL4A6,ATG4A,PSMD10,VSIG1,TEX13B,MID2,NCBP2L,TSC22D3,</text:p>
          </table:table-cell>
        </table:table-row>
        <table:table-row table:style-name="ro1">
          <table:table-cell office:value-type="string" calcext:value-type="string">
            <text:p>CXorf61,SLC6A14,AGTR2,RP1-241P17.4,PLS3,LUZP4,RBMXL3,LRCH2,IL13RA2,HTR2C,</text:p>
          </table:table-cell>
        </table:table-row>
        <table:table-row table:style-name="ro1">
          <table:table-cell office:value-type="string" calcext:value-type="string">
            <text:p>GLUD2,CT47A1,CT47A2,CT47A3,CT47A4,CT47A5,CT47A6,CT47A7,CT47A8,CT47A9,CT47A10,CT47A11,AL670379.1,CT47B1,C1GALT1C1,MCTS1,CUL4B,LAMP2,ATP1B4,FAM70A,AC002086.1,ZBTB33,RHOXF2,RHOXF1,RHOXF2B,NKAP,AKAP14,NDUFA1,RNF113A,UPF3B,RPL39,ANKRD58,SEPT6,NKRF,UBE2A,CXorf56,SLC25A5,SLC25A43,PGRMC1,RP13-347D8.5,KIAA1210,RP13-347D8.6,LONRF3,</text:p>
          </table:table-cell>
        </table:table-row>
        <table:table-row table:style-name="ro1">
          <table:table-cell office:value-type="string" calcext:value-type="string">
            <text:p>ODZ1,SH2D1A,STAG2,XIAP,</text:p>
          </table:table-cell>
        </table:table-row>
        <table:table-row table:style-name="ro1">
          <table:table-cell office:value-type="string" calcext:value-type="string">
            <text:p>ACTRT1,</text:p>
          </table:table-cell>
        </table:table-row>
        <table:table-row table:style-name="ro1">
          <table:table-cell office:value-type="string" calcext:value-type="string">
            <text:p>ZIC3,GPR101,RBMX,ARHGEF6,CD40LG,VGLL1,HTATSF1,BRS3,GPR112,MAP7D3,FHL1,SLC9A6,RP11-274K13.2,MMGT1,SAGE1,CT45A6,CT45A5,CT45A4,CT45A3,CT45A2,CT45A1,DDX26B,ZNF449,ZNF75D,CXorf48,FAM127B,FAM127A,FAM127C,Z83826.1,MOSPD1,FAM122C,FAM122B,PLAC1,HPRT1,PHF6,CCDC160,GPC3,GPC4,TFDP3,USP26,HS6ST2,MBNL3,RAP2C,FRMD7,AL109749.1,OR13H1,IGSF1,ARHGAP36,ENOX2,RBMX2,GPR119,SLC25A14,ZNF280C,RAB33A,AIFM1,ELF4,BCORL1,UTP14A,</text:p>
          </table:table-cell>
        </table:table-row>
        <table:table-row table:style-name="ro1">
          <table:table-cell office:value-type="string" calcext:value-type="string">
            <text:p>CDR1,RP1-177G6.2,SOX3,CXorf66,ATP11C,</text:p>
          </table:table-cell>
        </table:table-row>
        <table:table-row table:style-name="ro1">
          <table:table-cell office:value-type="string" calcext:value-type="string">
            <text:p>MAGEC2,</text:p>
          </table:table-cell>
        </table:table-row>
        <table:table-row table:style-name="ro1">
          <table:table-cell office:value-type="string" calcext:value-type="string">
            <text:p>WASH6P,IL9R,VAMP7,SPRY3,TMLHE,H2AFB3,F8A3,F8A2,H2AFB2,CLIC2,RAB39B,VBP1,BRCC3,MTCP1,MTCP1NB,FUNDC2,F8A1,H2AFB1,CXorf68,MPP1,DKC1,GAB3,CTAG2,CTAG1B,CTAG1A,IKBKG,G6PD,FAM3A,SLC10A3,UBL4A,LAGE3,PLXNA3,FAM50A,GDI1,ATP6AP1,TAZ,DNASE1L1,RPL10,EMD,FLNA,TKTL1,TEX28,OPN1MW2,TEX28P1,TEX28P2,OPN1LW,MECP2,IRAK1,TMEM187,HCFC1,RENBP,NAA10,ARHGAP4,AVPR2,U52112.12,L1CAM,PDZD4,SSR4,IDH3G,SRPK3,PLXNB3,ABCD1,BCAP31,SLC6A8,PNCK,DUSP9,FAM58A,ATP2B3,BGN,U82695.9,HAUS7,TREX2,ZNF275,MAGEA1,PNMA6B,PNMA6A,PNMA6D,PNMA6C,PNMA3,PNMA5,ZNF185,NSDHL,CETN2,MAGEA3,MAGEA2,CSAG1,MAGEA12,MAGEA2B,MAGEA6,GABRQ,GABRA3,MAGEA10,GABRE,MAGEA4,CNGA2,FATE1,PRRG3,PASD1,VMA21,GPR50,HMGB3,CD99L2,MTMR1,MTM1,MAMLD1,CXorf40B,MAGEA8,MAGEA9,HSFX1,MAGEA11,TMEM185A,HSFX2,MAGEA9B,CXorf40A,IDS,AFF2,</text:p>
          </table:table-cell>
        </table:table-row>
        <table:table-row table:style-name="ro1">
          <table:table-cell office:value-type="string" calcext:value-type="string">
            <text:p>PRYP4,CDY1,BPY2C,DAZ4,DAZ3,BPY2B,CDY1B,PRYP3,DAZ2,DAZ1,RBMY1J,RBMY1F,PRY2,RBMY1E,RBMY1D,RBMY1A1,RBMY1B,CYorf17,RPS4Y2,EIF1AY,KDM5D,CYorf15B,CYorf15A,HSFY2,HSFY1,CDY2A,CDY2B,NLGN4Y,VCY,VCY1B,TMSB4Y,UTY,DDX3Y,USP9Y,GYG2P1,AC134882.1,AC006156.1,TSPY10,AC006156.2,TSPY3,TSPY8,TSPY4,TBL1Y,AMELY,TSPY2,PCDH11Y,TGIF2LY,ZFY,RPS4Y1,SRY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41:11.743454866</meta:creation-date>
    <dc:date>2024-04-04T15:41:49.287209583</dc:date>
    <meta:editing-duration>PT38S</meta:editing-duration>
    <meta:editing-cycles>1</meta:editing-cycles>
    <meta:document-statistic meta:table-count="1" meta:cell-count="250" meta:object-count="0"/>
    <meta:generator>LibreOffice/7.3.7.2$Linux_X86_64 LibreOffice_project/30$Build-2</meta:generator>
  </office:meta>
</office:document-meta>
</file>